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Lohit Devanagari1" svg:font-family="'Lohit Devanagari'"/>
    <style:font-face style:name="Tahoma" svg:font-family="Tahoma, Helvetica, Arial, sans-serif"/>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apple-system1"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6.882cm" fo:margin-left="0cm" fo:margin-top="0cm" fo:margin-bottom="0cm" table:align="left" style:writing-mode="lr-tb"/>
    </style:style>
    <style:style style:name="Таблица1.A" style:family="table-column">
      <style:table-column-properties style:column-width="8.44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left="none" fo:border-right="0.5pt solid #000000" fo:border-top="none" fo:border-bottom="0.5pt solid #000000"/>
    </style:style>
    <style:style style:name="Таблица1.B1" style:family="table-cell">
      <style:table-cell-properties fo:padding-left="0.191cm" fo:padding-right="0.191cm" fo:padding-top="0cm" fo:padding-bottom="0cm" fo:border-left="0.5pt solid #000000" fo:border-right="none" fo:border-top="none" fo:border-bottom="0.5pt solid #000000"/>
    </style:style>
    <style:style style:name="Таблица2" style:family="table">
      <style:table-properties style:width="16.882cm" fo:margin-left="0cm" fo:margin-top="0cm" fo:margin-bottom="0cm" table:align="left" style:writing-mode="lr-tb"/>
    </style:style>
    <style:style style:name="Таблица2.A" style:family="table-column">
      <style:table-column-properties style:column-width="6.941cm"/>
    </style:style>
    <style:style style:name="Таблица2.B" style:family="table-column">
      <style:table-column-properties style:column-width="9.94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left="none" fo:border-right="0.5pt solid #000000" fo:border-top="none" fo:border-bottom="0.5pt solid #000000"/>
    </style:style>
    <style:style style:name="Таблица2.B1" style:family="table-cell">
      <style:table-cell-properties fo:padding-left="0.191cm" fo:padding-right="0.191cm" fo:padding-top="0cm" fo:padding-bottom="0cm" fo:border-left="0.5pt solid #000000" fo:border-right="none" fo:border-top="none" fo:border-bottom="0.5pt solid #000000"/>
    </style:style>
    <style:style style:name="Таблица3" style:family="table">
      <style:table-properties style:width="16.882cm" fo:margin-left="0cm" fo:margin-top="0cm" fo:margin-bottom="0cm" table:align="left" style:writing-mode="lr-tb"/>
    </style:style>
    <style:style style:name="Таблица3.A" style:family="table-column">
      <style:table-column-properties style:column-width="8.44cm"/>
    </style:style>
    <style:style style:name="Таблица3.1" style:family="table-row">
      <style:table-row-properties fo:keep-together="auto"/>
    </style:style>
    <style:style style:name="Таблица3.A1" style:family="table-cell">
      <style:table-cell-properties fo:background-color="#ffffff" fo:padding-left="0.191cm" fo:padding-right="0.191cm" fo:padding-top="0cm" fo:padding-bottom="0cm" fo:border-left="none" fo:border-right="0.5pt solid #000000" fo:border-top="none" fo:border-bottom="0.5pt solid #000000">
        <style:background-image/>
      </style:table-cell-properties>
    </style:style>
    <style:style style:name="Таблица3.B1" style:family="table-cell">
      <style:table-cell-properties fo:background-color="#ffffff" fo:padding-left="0.191cm" fo:padding-right="0.191cm" fo:padding-top="0cm" fo:padding-bottom="0cm" fo:border-left="0.5pt solid #000000" fo:border-right="none" fo:border-top="none" fo:border-bottom="0.5pt solid #000000">
        <style:background-image/>
      </style:table-cell-properties>
    </style:style>
    <style:style style:name="Таблица4" style:family="table">
      <style:table-properties style:width="16.882cm" fo:margin-left="0cm" fo:margin-top="0cm" fo:margin-bottom="0cm" table:align="left" style:writing-mode="lr-tb"/>
    </style:style>
    <style:style style:name="Таблица4.A" style:family="table-column">
      <style:table-column-properties style:column-width="8.061cm"/>
    </style:style>
    <style:style style:name="Таблица4.B" style:family="table-column">
      <style:table-column-properties style:column-width="8.819cm"/>
    </style:style>
    <style:style style:name="Таблица4.1" style:family="table-row">
      <style:table-row-properties fo:keep-together="auto"/>
    </style:style>
    <style:style style:name="Таблица4.A1" style:family="table-cell">
      <style:table-cell-properties fo:padding-left="0.191cm" fo:padding-right="0.191cm" fo:padding-top="0cm" fo:padding-bottom="0cm" fo:border-left="none" fo:border-right="0.5pt solid #000000" fo:border-top="none" fo:border-bottom="0.5pt solid #000000"/>
    </style:style>
    <style:style style:name="Таблица4.B1" style:family="table-cell">
      <style:table-cell-properties fo:padding-left="0.191cm" fo:padding-right="0.191cm" fo:padding-top="0cm" fo:padding-bottom="0cm" fo:border-left="0.5pt solid #000000" fo:border-right="none" fo:border-top="none" fo:border-bottom="0.5pt solid #000000"/>
    </style:style>
    <style:style style:name="Таблица5" style:family="table">
      <style:table-properties style:width="16.501cm" table:align="margins" style:writing-mode="lr-tb"/>
    </style:style>
    <style:style style:name="Таблица5.A" style:family="table-column">
      <style:table-column-properties style:column-width="8.251cm" style:rel-column-width="32767*"/>
    </style:style>
    <style:style style:name="Таблица5.A1" style:family="table-cell">
      <style:table-cell-properties fo:padding="0.097cm" fo:border="none"/>
    </style:style>
    <style:style style:name="Таблица6" style:family="table">
      <style:table-properties style:width="16.501cm" table:align="margins" style:writing-mode="lr-tb"/>
    </style:style>
    <style:style style:name="Таблица6.A" style:family="table-column">
      <style:table-column-properties style:column-width="8.251cm" style:rel-column-width="32767*"/>
    </style:style>
    <style:style style:name="Таблица6.A1" style:family="table-cell">
      <style:table-cell-properties fo:padding="0.097cm" fo:border="none"/>
    </style:style>
    <style:style style:name="Таблица7" style:family="table">
      <style:table-properties style:width="16.501cm" table:align="margins" style:writing-mode="lr-tb"/>
    </style:style>
    <style:style style:name="Таблица7.A" style:family="table-column">
      <style:table-column-properties style:column-width="8.251cm" style:rel-column-width="32767*"/>
    </style:style>
    <style:style style:name="Таблица7.A1" style:family="table-cell">
      <style:table-cell-properties fo:padding="0.097cm" fo:border-left="0.05pt solid #000000" fo:border-right="none" fo:border-top="0.05pt solid #000000" fo:border-bottom="0.05pt solid #000000"/>
    </style:style>
    <style:style style:name="Таблица7.B1" style:family="table-cell">
      <style:table-cell-properties fo:padding="0.097cm" fo:border="0.05pt solid #000000"/>
    </style:style>
    <style:style style:name="Таблица8" style:family="table">
      <style:table-properties style:width="16.501cm" table:align="margins" style:writing-mode="lr-tb"/>
    </style:style>
    <style:style style:name="Таблица8.A" style:family="table-column">
      <style:table-column-properties style:column-width="8.251cm" style:rel-column-width="32767*"/>
    </style:style>
    <style:style style:name="Таблица8.A1" style:family="table-cell">
      <style:table-cell-properties fo:padding="0.097cm" fo:border-left="0.05pt solid #000000" fo:border-right="none" fo:border-top="0.05pt solid #000000" fo:border-bottom="0.05pt solid #000000"/>
    </style:style>
    <style:style style:name="Таблица8.B1" style:family="table-cell">
      <style:table-cell-properties fo:padding="0.097cm" fo:border="0.05pt solid #000000"/>
    </style:style>
    <style:style style:name="Таблица9" style:family="table">
      <style:table-properties style:width="16.501cm" table:align="margins" style:writing-mode="lr-tb"/>
    </style:style>
    <style:style style:name="Таблица9.A" style:family="table-column">
      <style:table-column-properties style:column-width="8.251cm" style:rel-column-width="32767*"/>
    </style:style>
    <style:style style:name="Таблица9.A1" style:family="table-cell">
      <style:table-cell-properties fo:padding="0.097cm" fo:border-left="0.05pt solid #000000" fo:border-right="none" fo:border-top="0.05pt solid #000000" fo:border-bottom="0.05pt solid #000000"/>
    </style:style>
    <style:style style:name="Таблица9.B1" style:family="table-cell">
      <style:table-cell-properties fo:padding="0.097cm" fo:border="0.05pt solid #000000"/>
    </style:style>
    <style:style style:name="P1"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fo:font-weight="normal" officeooo:rsid="002cb974" officeooo:paragraph-rsid="002cb974" style:font-weight-asian="normal" style:font-weight-complex="normal"/>
    </style:style>
    <style:style style:name="P2"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Times New Roman" fo:font-size="11pt" fo:font-weight="normal" officeooo:rsid="0024301a" officeooo:paragraph-rsid="002cb974" style:font-size-asian="11pt" style:font-weight-asian="normal" style:font-name-complex="Times New Roman1" style:font-size-complex="11pt" style:font-weight-complex="normal"/>
    </style:style>
    <style:style style:name="P3"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Times New Roman" fo:font-size="11pt" fo:font-weight="normal" officeooo:rsid="002cf4e9" officeooo:paragraph-rsid="002cf4e9" style:font-size-asian="11pt" style:font-weight-asian="normal" style:font-name-complex="Times New Roman1" style:font-size-complex="11pt" style:font-weight-complex="normal"/>
    </style:style>
    <style:style style:name="P4" style:family="paragraph" style:parent-style-name="Standard">
      <loext:graphic-properties draw:fill="solid" draw:fill-color="#ffffff"/>
      <style:paragraph-properties fo:text-align="start" style:justify-single-word="false" fo:background-color="#ffffff"/>
      <style:text-properties style:font-name="Times New Roman" fo:font-size="11pt" fo:font-style="normal" fo:font-weight="normal" officeooo:rsid="00308f59" officeooo:paragraph-rsid="0032416d" style:font-name-asian="Liberation Mono" style:font-size-asian="11pt" style:font-weight-asian="normal" style:font-name-complex="Times New Roman1" style:font-size-complex="11pt" style:font-weight-complex="normal" loext:padding="0cm" loext:border="none"/>
    </style:style>
    <style:style style:name="P5" style:family="paragraph" style:parent-style-name="Standard">
      <style:paragraph-properties fo:text-align="center" style:justify-single-word="false"/>
    </style:style>
    <style:style style:name="P6" style:family="paragraph" style:parent-style-name="Standard">
      <loext:graphic-properties draw:fill="solid" draw:fill-color="#ffffff"/>
      <style:paragraph-properties fo:text-align="center" style:justify-single-word="false" fo:background-color="#ffffff"/>
    </style:style>
    <style:style style:name="P7" style:family="paragraph" style:parent-style-name="Standard">
      <style:paragraph-properties fo:margin-top="0cm" fo:margin-bottom="0cm" loext:contextual-spacing="false" fo:line-height="100%"/>
      <style:text-properties fo:color="#212121" style:font-name="Courier New" fo:font-size="10pt" style:font-name-asian="Times New Roman1" style:font-size-asian="10pt" style:language-asian="ru" style:country-asian="RU" style:font-name-complex="Courier New1" style:font-size-complex="10pt"/>
    </style:style>
    <style:style style:name="P8" style:family="paragraph" style:parent-style-name="Standard">
      <style:paragraph-properties fo:margin-top="0cm" fo:margin-bottom="0cm" loext:contextual-spacing="false" fo:line-height="100%">
        <style:tab-stops>
          <style:tab-stop style:position="6.297cm"/>
        </style:tab-stops>
      </style:paragraph-properties>
      <style:text-properties fo:color="#212121" style:font-name="Courier New" fo:font-size="10pt" style:font-name-asian="Times New Roman1" style:font-size-asian="10pt" style:language-asian="ru" style:country-asian="RU" style:font-name-complex="Courier New1" style:font-size-complex="10pt"/>
    </style:style>
    <style:style style:name="P9" style:family="paragraph" style:parent-style-name="Standard">
      <loext:graphic-properties draw:fill="solid" draw:fill-color="#ffffff"/>
      <style:paragraph-properties fo:margin-top="0cm" fo:margin-bottom="0cm" loext:contextual-spacing="false" style:line-height-at-least="0.593cm"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12121" style:font-name="Courier New" fo:font-size="10pt" style:font-name-asian="Times New Roman1" style:font-size-asian="10pt" style:language-asian="ru" style:country-asian="RU" style:font-name-complex="Courier New1" style:font-size-complex="10pt"/>
    </style:style>
    <style:style style:name="P10" style:family="paragraph" style:parent-style-name="Standard">
      <style:paragraph-properties fo:margin-top="0cm" fo:margin-bottom="0cm" loext:contextual-spacing="false" fo:line-height="100%"/>
      <style:text-properties fo:color="#212121" style:font-name="Courier New" fo:font-size="10pt" officeooo:rsid="001d9902" officeooo:paragraph-rsid="001d9902" style:font-name-asian="Times New Roman1" style:font-size-asian="10pt" style:language-asian="ru" style:country-asian="RU" style:font-name-complex="Courier New1" style:font-size-complex="10pt"/>
    </style:style>
    <style:style style:name="P11" style:family="paragraph" style:parent-style-name="Standard">
      <style:paragraph-properties fo:margin-top="0cm" fo:margin-bottom="0cm" loext:contextual-spacing="false" fo:line-height="100%"/>
      <style:text-properties fo:color="#212121" style:font-name="Courier New" fo:font-size="10pt" officeooo:rsid="001f245f" officeooo:paragraph-rsid="001f245f" style:font-name-asian="Times New Roman1" style:font-size-asian="10pt" style:language-asian="ru" style:country-asian="RU" style:font-name-complex="Courier New1" style:font-size-complex="10pt"/>
    </style:style>
    <style:style style:name="P12" style:family="paragraph" style:parent-style-name="Standard">
      <style:paragraph-properties fo:margin-top="0cm" fo:margin-bottom="0cm" loext:contextual-spacing="false" fo:line-height="100%"/>
      <style:text-properties fo:color="#212121" style:font-name="Courier New" fo:font-size="10pt" officeooo:rsid="0021423a" officeooo:paragraph-rsid="0021423a" style:font-name-asian="Times New Roman1" style:font-size-asian="10pt" style:language-asian="ru" style:country-asian="RU" style:font-name-complex="Courier New1" style:font-size-complex="10pt"/>
    </style:style>
    <style:style style:name="P13" style:family="paragraph" style:parent-style-name="Standard">
      <style:paragraph-properties fo:margin-top="0cm" fo:margin-bottom="0cm" loext:contextual-spacing="false" fo:line-height="100%"/>
      <style:text-properties fo:color="#212121" style:font-name="Courier New" fo:font-size="10pt" officeooo:rsid="0022277c" officeooo:paragraph-rsid="0022277c" style:font-name-asian="Times New Roman1" style:font-size-asian="10pt" style:language-asian="ru" style:country-asian="RU" style:font-name-complex="Courier New1" style:font-size-complex="10pt"/>
    </style:style>
    <style:style style:name="P14" style:family="paragraph" style:parent-style-name="Standard">
      <style:paragraph-properties fo:margin-top="0cm" fo:margin-bottom="0cm" loext:contextual-spacing="false" fo:line-height="100%"/>
      <style:text-properties fo:color="#212121" style:font-name="Courier New" fo:font-size="10pt" officeooo:rsid="0023f559" officeooo:paragraph-rsid="0023f559" style:font-name-asian="Times New Roman1" style:font-size-asian="10pt" style:language-asian="ru" style:country-asian="RU" style:font-name-complex="Courier New1" style:font-size-complex="10pt"/>
    </style:style>
    <style:style style:name="P15" style:family="paragraph" style:parent-style-name="Standard">
      <style:paragraph-properties fo:margin-top="0cm" fo:margin-bottom="0cm" loext:contextual-spacing="false" fo:line-height="100%"/>
      <style:text-properties fo:color="#212121" style:font-name="Courier New" fo:font-size="10pt" officeooo:rsid="0035589d" officeooo:paragraph-rsid="0035589d" style:font-name-asian="Times New Roman1" style:font-size-asian="10pt" style:language-asian="ru" style:country-asian="RU" style:font-name-complex="Courier New1" style:font-size-complex="10pt"/>
    </style:style>
    <style:style style:name="P16" style:family="paragraph" style:parent-style-name="Standard">
      <style:paragraph-properties fo:margin-top="0cm" fo:margin-bottom="0cm" loext:contextual-spacing="false" fo:line-height="100%"/>
      <style:text-properties fo:color="#212121" style:font-name="Courier New" fo:font-size="10pt" officeooo:rsid="0036bd5a" officeooo:paragraph-rsid="0036bd5a" style:font-name-asian="Times New Roman1" style:font-size-asian="10pt" style:language-asian="ru" style:country-asian="RU" style:font-name-complex="Courier New1" style:font-size-complex="10pt"/>
    </style:style>
    <style:style style:name="P17" style:family="paragraph" style:parent-style-name="Standard">
      <loext:graphic-properties draw:fill="solid" draw:fill-color="#ffffff"/>
      <style:paragraph-properties fo:margin-top="0cm" fo:margin-bottom="0cm" loext:contextual-spacing="false" style:line-height-at-least="0.593cm"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12121" style:font-name="Courier New" fo:font-size="10pt" fo:language="en" fo:country="US" style:font-name-asian="Times New Roman1" style:font-size-asian="10pt" style:language-asian="ru" style:country-asian="RU" style:font-name-complex="Courier New1" style:font-size-complex="10pt"/>
    </style:style>
    <style:style style:name="P18" style:family="paragraph" style:parent-style-name="Standard">
      <style:paragraph-properties fo:margin-top="0cm" fo:margin-bottom="0cm" loext:contextual-spacing="false" fo:line-height="100%"/>
      <style:text-properties style:font-name="Times New Roman" style:font-name-complex="Times New Roman1"/>
    </style:style>
    <style:style style:name="P19" style:family="paragraph" style:parent-style-name="Standard">
      <style:paragraph-properties fo:margin-top="0cm" fo:margin-bottom="0cm" loext:contextual-spacing="false" fo:line-height="100%" fo:text-align="center" style:justify-single-word="false"/>
      <style:text-properties style:font-name="Times New Roman" style:font-name-complex="Times New Roman1"/>
    </style:style>
    <style:style style:name="P20" style:family="paragraph" style:parent-style-name="Standard">
      <style:paragraph-properties fo:margin-top="0cm" fo:margin-bottom="0cm" loext:contextual-spacing="false" fo:line-height="100%"/>
      <style:text-properties style:font-name="Times New Roman" officeooo:rsid="001d9902" officeooo:paragraph-rsid="001d9902" style:font-name-complex="Times New Roman1"/>
    </style:style>
    <style:style style:name="P21" style:family="paragraph" style:parent-style-name="Standard">
      <style:paragraph-properties fo:margin-top="0cm" fo:margin-bottom="0cm" loext:contextual-spacing="false" fo:line-height="100%"/>
      <style:text-properties style:font-name="Times New Roman" officeooo:rsid="001f245f" officeooo:paragraph-rsid="001f245f" style:font-name-complex="Times New Roman1"/>
    </style:style>
    <style:style style:name="P22" style:family="paragraph" style:parent-style-name="Standard">
      <style:paragraph-properties fo:margin-top="0cm" fo:margin-bottom="0cm" loext:contextual-spacing="false" fo:line-height="100%"/>
      <style:text-properties style:font-name="Times New Roman" officeooo:rsid="0020d162" officeooo:paragraph-rsid="001d9902" style:font-name-complex="Times New Roman1"/>
    </style:style>
    <style:style style:name="P23" style:family="paragraph" style:parent-style-name="Standard">
      <style:paragraph-properties fo:margin-top="0cm" fo:margin-bottom="0cm" loext:contextual-spacing="false" fo:line-height="100%"/>
      <style:text-properties style:font-name="Times New Roman" fo:font-style="italic" style:font-style-asian="italic" style:font-name-complex="Times New Roman1"/>
    </style:style>
    <style:style style:name="P24" style:family="paragraph" style:parent-style-name="Standard">
      <style:paragraph-properties fo:margin-top="0cm" fo:margin-bottom="0cm" loext:contextual-spacing="false" fo:line-height="100%"/>
    </style:style>
    <style:style style:name="P25" style:family="paragraph" style:parent-style-name="Standard">
      <style:paragraph-properties fo:margin-top="0cm" fo:margin-bottom="0cm" loext:contextual-spacing="false" fo:line-height="100%">
        <style:tab-stops>
          <style:tab-stop style:position="6.297cm"/>
        </style:tab-stops>
      </style:paragraph-properties>
    </style:style>
    <style:style style:name="P26" style:family="paragraph" style:parent-style-name="Standard">
      <loext:graphic-properties draw:fill="solid" draw:fill-color="#ffffff"/>
      <style:paragraph-properties fo:margin-top="0cm" fo:margin-bottom="0cm" loext:contextual-spacing="false" fo:line-height="100%" fo:background-color="#ffffff"/>
    </style:style>
    <style:style style:name="P27" style:family="paragraph" style:parent-style-name="Standard">
      <style:paragraph-properties fo:margin-top="0cm" fo:margin-bottom="0cm" loext:contextual-spacing="false" fo:line-height="100%"/>
      <style:text-properties fo:color="#222222" style:font-name="Times New Roman" fo:font-size="15pt" fo:font-style="italic" fo:background-color="#ffffff" style:font-size-asian="15pt" style:font-style-asian="italic" style:font-name-complex="Times New Roman1" style:font-size-complex="15pt"/>
    </style:style>
    <style:style style:name="P28" style:family="paragraph" style:parent-style-name="Standard">
      <loext:graphic-properties draw:fill="solid" draw:fill-color="#ffffff"/>
      <style:paragraph-properties fo:margin-top="0cm" fo:margin-bottom="0cm" loext:contextual-spacing="false" style:line-height-at-least="0.593cm"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9" style:family="paragraph" style:parent-style-name="Subtitle">
      <style:paragraph-properties fo:text-align="center" style:justify-single-word="false"/>
    </style:style>
    <style:style style:name="P30" style:family="paragraph" style:parent-style-name="Heading_20_2" style:master-page-name="Standard">
      <style:paragraph-properties fo:text-align="center" style:justify-single-word="false" style:page-number="auto"/>
    </style:style>
    <style:style style:name="P31" style:family="paragraph" style:parent-style-name="Table_20_Contents">
      <style:text-properties officeooo:rsid="0023f559"/>
    </style:style>
    <style:style style:name="P32" style:family="paragraph" style:parent-style-name="Table_20_Contents">
      <style:text-properties fo:color="#212121" style:font-name="Courier New" fo:font-size="10pt" officeooo:rsid="0023f559" officeooo:paragraph-rsid="0023f559" style:font-name-asian="Times New Roman1" style:font-size-asian="10pt" style:language-asian="ru" style:country-asian="RU" style:font-name-complex="Courier New1" style:font-size-complex="10pt"/>
    </style:style>
    <style:style style:name="P33" style:family="paragraph" style:parent-style-name="Table_20_Contents">
      <style:text-properties fo:color="#212121" style:font-name="Courier New" fo:font-size="10pt" officeooo:rsid="0023f559" officeooo:paragraph-rsid="00276f71" style:font-name-asian="Times New Roman1" style:font-size-asian="10pt" style:language-asian="ru" style:country-asian="RU" style:font-name-complex="Courier New1" style:font-size-complex="10pt"/>
    </style:style>
    <style:style style:name="P34" style:family="paragraph" style:parent-style-name="Table_20_Contents">
      <style:text-properties fo:color="#212121" style:font-name="Courier New" fo:font-size="10pt" officeooo:rsid="0023f559" officeooo:paragraph-rsid="002a7759" style:font-name-asian="Times New Roman1" style:font-size-asian="10pt" style:language-asian="ru" style:country-asian="RU" style:font-name-complex="Courier New1" style:font-size-complex="10pt"/>
    </style:style>
    <style:style style:name="P35" style:family="paragraph" style:parent-style-name="Table_20_Contents">
      <style:text-properties fo:color="#212121" style:font-name="Courier New" fo:font-size="10pt" officeooo:rsid="0023f559" officeooo:paragraph-rsid="002afd23" style:font-name-asian="Times New Roman1" style:font-size-asian="10pt" style:language-asian="ru" style:country-asian="RU" style:font-name-complex="Courier New1" style:font-size-complex="10pt"/>
    </style:style>
    <style:style style:name="P36" style:family="paragraph" style:parent-style-name="Table_20_Contents">
      <style:text-properties fo:color="#212121" style:font-name="Courier New" fo:font-size="10pt" officeooo:rsid="0023f559" officeooo:paragraph-rsid="002b97e8" style:font-name-asian="Times New Roman1" style:font-size-asian="10pt" style:language-asian="ru" style:country-asian="RU" style:font-name-complex="Courier New1" style:font-size-complex="10pt"/>
    </style:style>
    <style:style style:name="P37" style:family="paragraph" style:parent-style-name="Table_20_Contents">
      <style:text-properties fo:color="#212121" style:font-name="Courier New" fo:font-size="10pt" officeooo:rsid="0023f559" officeooo:paragraph-rsid="002cb974" style:font-name-asian="Times New Roman1" style:font-size-asian="10pt" style:language-asian="ru" style:country-asian="RU" style:font-name-complex="Courier New1" style:font-size-complex="10pt"/>
    </style:style>
    <style:style style:name="P38" style:family="paragraph" style:parent-style-name="Table_20_Contents">
      <style:text-properties fo:color="#212121" style:font-name="Courier New" fo:font-size="10pt" officeooo:rsid="002cf4e9" officeooo:paragraph-rsid="002cf4e9" style:font-name-asian="Times New Roman1" style:font-size-asian="10pt" style:language-asian="ru" style:country-asian="RU" style:font-name-complex="Courier New1" style:font-size-complex="10pt"/>
    </style:style>
    <style:style style:name="P39" style:family="paragraph" style:parent-style-name="Table_20_Contents">
      <style:text-properties style:font-name="Times New Roman" officeooo:rsid="0023f559" officeooo:paragraph-rsid="0023f559" style:font-name-complex="Times New Roman1"/>
    </style:style>
    <style:style style:name="P40" style:family="paragraph" style:parent-style-name="Table_20_Contents">
      <style:text-properties style:font-name="Times New Roman" officeooo:rsid="0023f559" officeooo:paragraph-rsid="00259c4c" style:font-name-complex="Times New Roman1"/>
    </style:style>
    <style:style style:name="P41" style:family="paragraph" style:parent-style-name="Table_20_Contents">
      <style:text-properties style:font-name="Times New Roman" officeooo:rsid="0024301a" officeooo:paragraph-rsid="0024301a" style:font-name-complex="Times New Roman1"/>
    </style:style>
    <style:style style:name="P42" style:family="paragraph" style:parent-style-name="Table_20_Contents">
      <style:text-properties style:font-name="Times New Roman" officeooo:rsid="002927a9" officeooo:paragraph-rsid="002927a9" style:font-name-complex="Times New Roman1"/>
    </style:style>
    <style:style style:name="P43" style:family="paragraph" style:parent-style-name="Table_20_Contents">
      <style:text-properties style:font-name="Times New Roman" officeooo:paragraph-rsid="00276f71" style:font-name-complex="Times New Roman1"/>
    </style:style>
    <style:style style:name="P44" style:family="paragraph" style:parent-style-name="Table_20_Contents">
      <style:text-properties style:font-name="Times New Roman" fo:font-size="11pt" officeooo:rsid="0023f559" officeooo:paragraph-rsid="0026bfc5" style:font-size-asian="11pt" style:font-name-complex="Times New Roman1" style:font-size-complex="11pt"/>
    </style:style>
    <style:style style:name="P45" style:family="paragraph" style:parent-style-name="Table_20_Contents">
      <style:text-properties style:font-name="Times New Roman" fo:font-size="11pt" officeooo:rsid="0024301a" officeooo:paragraph-rsid="00276f71" style:font-size-asian="11pt" style:font-name-complex="Times New Roman1" style:font-size-complex="11pt"/>
    </style:style>
    <style:style style:name="P46" style:family="paragraph" style:parent-style-name="Table_20_Contents">
      <style:text-properties style:font-name="Times New Roman" fo:font-size="11pt" officeooo:rsid="00276f71" officeooo:paragraph-rsid="00276f71" style:font-size-asian="11pt" style:font-name-complex="Times New Roman1" style:font-size-complex="11pt"/>
    </style:style>
    <style:style style:name="P47" style:family="paragraph" style:parent-style-name="Table_20_Contents">
      <style:text-properties style:font-name="Times New Roman" fo:font-size="11pt" fo:font-style="italic" officeooo:rsid="0024301a" officeooo:paragraph-rsid="00276f71" style:font-size-asian="11pt" style:font-style-asian="italic" style:font-name-complex="Times New Roman1" style:font-size-complex="11pt" style:font-style-complex="italic"/>
    </style:style>
    <style:style style:name="P48" style:family="paragraph" style:parent-style-name="Table_20_Contents">
      <style:text-properties style:font-name="Times New Roman" fo:font-size="11pt" fo:font-style="normal" fo:font-weight="normal" style:font-name-asian="Liberation Mono" style:font-size-asian="11pt" style:font-weight-asian="normal" style:font-name-complex="Times New Roman1" style:font-size-complex="11pt" style:font-weight-complex="normal" loext:padding="0cm" loext:border="none"/>
    </style:style>
    <style:style style:name="P49" style:family="paragraph" style:parent-style-name="Table_20_Contents">
      <style:text-properties style:font-name="Times New Roman" fo:font-size="11pt" fo:font-style="normal" fo:font-weight="normal" officeooo:rsid="002f83e7" officeooo:paragraph-rsid="002f83e7" style:font-name-asian="Liberation Mono" style:font-size-asian="11pt" style:font-weight-asian="normal" style:font-name-complex="Times New Roman1" style:font-size-complex="11pt" style:font-weight-complex="normal" loext:padding="0cm" loext:border="none"/>
    </style:style>
    <style:style style:name="P50" style:family="paragraph" style:parent-style-name="Table_20_Contents">
      <style:text-properties style:font-name="Times New Roman" fo:font-size="11pt" fo:font-style="normal" fo:font-weight="normal" officeooo:rsid="00308f59" officeooo:paragraph-rsid="00308f59" style:font-name-asian="Liberation Mono" style:font-size-asian="11pt" style:font-weight-asian="normal" style:font-name-complex="Times New Roman1" style:font-size-complex="11pt" style:font-weight-complex="normal" loext:padding="0cm" loext:border="none"/>
    </style:style>
    <style:style style:name="P51" style:family="paragraph" style:parent-style-name="Table_20_Contents">
      <style:text-properties style:font-name="Times New Roman" fo:font-size="11pt" style:font-name-asian="Liberation Mono" style:font-size-asian="11pt" style:font-name-complex="Times New Roman1" style:font-size-complex="11pt"/>
    </style:style>
    <style:style style:name="P52" style:family="paragraph" style:parent-style-name="Table_20_Contents">
      <style:text-properties style:font-name="Times New Roman" fo:font-size="11pt" officeooo:rsid="003b9e8a" officeooo:paragraph-rsid="003b9e8a" style:font-name-asian="Liberation Mono" style:font-size-asian="11pt" style:font-name-complex="Times New Roman1" style:font-size-complex="11pt"/>
    </style:style>
    <style:style style:name="P53" style:family="paragraph" style:parent-style-name="Table_20_Contents">
      <style:text-properties style:font-name="Times New Roman" fo:font-size="11pt" officeooo:rsid="003fc42b" officeooo:paragraph-rsid="003fc42b" style:font-name-asian="Liberation Mono" style:font-size-asian="11pt" style:font-name-complex="Times New Roman1" style:font-size-complex="11pt"/>
    </style:style>
    <style:style style:name="P54" style:family="paragraph" style:parent-style-name="Table_20_Contents">
      <style:text-properties style:font-name="Times New Roman" fo:font-size="11pt" officeooo:rsid="00403292" officeooo:paragraph-rsid="00403292" style:font-name-asian="Liberation Mono" style:font-size-asian="11pt" style:font-name-complex="Times New Roman1" style:font-size-complex="11pt"/>
    </style:style>
    <style:style style:name="P55" style:family="paragraph" style:parent-style-name="Table_20_Contents">
      <style:text-properties officeooo:paragraph-rsid="00308f59"/>
    </style:style>
    <style:style style:name="T1" style:family="text">
      <style:text-properties fo:color="#212121" style:font-name="Courier New" fo:font-size="10pt" style:font-name-asian="Times New Roman1" style:font-size-asian="10pt" style:language-asian="ru" style:country-asian="RU" style:font-name-complex="Courier New1" style:font-size-complex="10pt"/>
    </style:style>
    <style:style style:name="T2" style:family="text">
      <style:text-properties fo:color="#212121" style:font-name="Courier New" fo:font-size="10pt" fo:language="en" fo:country="US" style:font-name-asian="Times New Roman1" style:font-size-asian="10pt" style:language-asian="ru" style:country-asian="RU" style:font-name-complex="Courier New1" style:font-size-complex="10pt"/>
    </style:style>
    <style:style style:name="T3" style:family="text">
      <style:text-properties fo:color="#212121" style:font-name="Courier New" fo:font-size="10pt" fo:font-style="italic" style:font-name-asian="Times New Roman1" style:font-size-asian="10pt" style:language-asian="ru" style:country-asian="RU" style:font-style-asian="italic" style:font-name-complex="Courier New1" style:font-size-complex="10pt"/>
    </style:style>
    <style:style style:name="T4" style:family="text">
      <style:text-properties style:font-name="Times New Roman" style:font-name-complex="Times New Roman1"/>
    </style:style>
    <style:style style:name="T5" style:family="text">
      <style:text-properties style:font-name="Times New Roman" fo:language="en" fo:country="US" style:font-name-complex="Times New Roman1"/>
    </style:style>
    <style:style style:name="T6" style:family="text">
      <style:text-properties style:font-name="Times New Roman" fo:font-size="11pt" fo:font-style="normal" officeooo:rsid="0024301a" style:font-size-asian="11pt" style:font-name-complex="Times New Roman1" style:font-size-complex="11pt" loext:padding="0cm" loext:border="none"/>
    </style:style>
    <style:style style:name="T7" style:family="text">
      <style:text-properties fo:color="#222222" style:font-name="Times New Roman" fo:font-size="15pt" fo:font-style="italic" fo:background-color="#ffffff" loext:char-shading-value="0" style:font-size-asian="15pt" style:font-style-asian="italic" style:font-name-complex="Times New Roman1" style:font-size-complex="15pt"/>
    </style:style>
    <style:style style:name="T8" style:family="text">
      <style:text-properties fo:color="#222222" style:font-name="Times New Roman" fo:font-size="15pt" fo:font-style="italic" style:font-size-asian="15pt" style:font-style-asian="italic" style:font-name-complex="Times New Roman1" style:font-size-complex="15pt"/>
    </style:style>
    <style:style style:name="T9" style:family="text">
      <style:text-properties fo:color="#000000" style:font-name="Courier New" fo:font-size="10pt" fo:language="en" fo:country="US" fo:font-weight="bold" style:font-name-asian="Times New Roman1" style:font-size-asian="10pt" style:language-asian="ru" style:country-asian="RU" style:font-weight-asian="bold" style:font-name-complex="Courier New1" style:font-size-complex="10pt" style:font-weight-complex="bold"/>
    </style:style>
    <style:style style:name="T10" style:family="text">
      <style:text-properties officeooo:rsid="001f245f"/>
    </style:style>
    <style:style style:name="T11" style:family="text">
      <style:text-properties officeooo:rsid="0020d162"/>
    </style:style>
    <style:style style:name="T12" style:family="text">
      <style:text-properties officeooo:rsid="0021423a"/>
    </style:style>
    <style:style style:name="T13" style:family="text">
      <style:text-properties officeooo:rsid="0022277c"/>
    </style:style>
    <style:style style:name="T14" style:family="text">
      <style:text-properties officeooo:rsid="0023f559"/>
    </style:style>
    <style:style style:name="T15" style:family="text">
      <style:text-properties officeooo:rsid="0024301a"/>
    </style:style>
    <style:style style:name="T16" style:family="text">
      <style:text-properties officeooo:rsid="0026bfc5"/>
    </style:style>
    <style:style style:name="T17" style:family="text">
      <style:text-properties fo:font-variant="normal" fo:text-transform="none" fo:color="#000000" fo:letter-spacing="normal" fo:font-weight="normal"/>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fo:letter-spacing="normal" fo:font-style="italic" fo:font-weight="normal" style:font-style-asian="italic" style:font-style-complex="italic"/>
    </style:style>
    <style:style style:name="T20" style:family="text">
      <style:text-properties fo:font-variant="normal" fo:text-transform="none" fo:color="#000000" fo:font-size="11pt" fo:letter-spacing="normal" fo:font-style="normal" fo:font-weight="normal" officeooo:rsid="00276f71" style:font-size-asian="11pt" style:font-size-complex="11pt"/>
    </style:style>
    <style:style style:name="T21" style:family="text">
      <style:text-properties fo:font-style="normal" style:font-style-asian="normal" style:font-style-complex="normal"/>
    </style:style>
    <style:style style:name="T22" style:family="text">
      <style:text-properties fo:font-style="normal" loext:padding="0cm" loext:border="none"/>
    </style:style>
    <style:style style:name="T23" style:family="text">
      <style:text-properties fo:font-style="italic" style:font-style-asian="italic" style:font-style-complex="italic"/>
    </style:style>
    <style:style style:name="T24" style:family="text">
      <style:text-properties officeooo:rsid="002927a9"/>
    </style:style>
    <style:style style:name="T25" style:family="text">
      <style:text-properties style:font-name="Courier" fo:font-size="9.75pt" fo:font-style="normal" loext:padding="0cm" loext:border="none"/>
    </style:style>
    <style:style style:name="T26" style:family="text">
      <style:text-properties officeooo:rsid="002f83e7"/>
    </style:style>
    <style:style style:name="T27" style:family="text">
      <style:text-properties officeooo:rsid="0032416d"/>
    </style:style>
    <style:style style:name="T28" style:family="text">
      <style:text-properties officeooo:rsid="0035589d"/>
    </style:style>
    <style:style style:name="T29" style:family="text">
      <style:text-properties officeooo:rsid="0036bd5a"/>
    </style:style>
    <style:style style:name="T30" style:family="text">
      <style:text-properties officeooo:rsid="0038242b"/>
    </style:style>
    <style:style style:name="T31" style:family="text">
      <style:text-properties officeooo:rsid="003928bf"/>
    </style:style>
    <style:style style:name="T32" style:family="text">
      <style:text-properties officeooo:rsid="003b9e8a"/>
    </style:style>
    <style:style style:name="T33" style:family="text">
      <style:text-properties officeooo:rsid="003fc4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2">Остраненность</text:h>
      <text:p text:style-name="P29">Несколько эпизодов из жизни автора</text:p>
      <text:p text:style-name="Standard"/>
      <table:table table:name="Таблица1" table:style-name="Таблица1">
        <table:table-column table:style-name="Таблица1.A" table:number-columns-repeated="2"/>
        <table:table-row table:style-name="Таблица1.1">
          <table:table-cell table:style-name="Таблица1.A1" office:value-type="string">
            <text:p text:style-name="P24"><text:span text:style-name="T1">Смотрит на меня ясными глазами и улыбается: </text:span></text:p>
            <text:p text:style-name="P24"><text:span text:style-name="T1">- Знаешь, я правда считаю, что нам снова нужно встретиться.</text:span></text:p>
            <text:p text:style-name="P24"><text:span text:style-name="T1">Я открываю глаза.</text:span></text:p>
            <text:p text:style-name="P7"/>
            <text:p text:style-name="P7"/>
            <text:p text:style-name="P7"/>
            <text:p text:style-name="P7"/>
            <text:p text:style-name="P24"><text:span text:style-name="T1">Поворачиваюсь на бок. Долго смотрю: внутри меня голос, предательский, ревизионистский, уговаривает меня закрыть глаза и понежиться несколько минут.</text:span></text:p>
            <text:p text:style-name="P7"/>
            <text:p text:style-name="P7"/>
            <text:p text:style-name="P7"/>
            <text:p text:style-name="P8"/>
            <text:p text:style-name="P8"/>
            <text:p text:style-name="P25"><text:span text:style-name="T1">Я не слушаю его. Если не слушать, то станет получше. Поворачиваюсь снова, смотрю в окно – надеясь, что там хотя бы хорошая погода. Тогда, может, это послужит аргументом для моего внутреннего маленького предателя. Но нет: погода не предвещает ничего, кроме дождя. Снова дождь, и я еле сползаю с кровати и утыкаюсь в телефон: каждое утро сначала он, а туалет или кофе – все потом. </text:span></text:p>
            <text:p text:style-name="P25"><text:span text:style-name="T1">Как-то я себе сказал, что это зависимость. Даже пробовал избавиться. А потом понял, что незачем – разве она мешает, зависимость, а во сне вот меня мама подсадила на героин: она жарила на сковороде мак и говорила: вот сейчас сделаю и ты никогда меня не бросишь, настолько захочешь меня. У двери цвет как у обоев в комнате Родиона. То-то мне так мерзко тут. А потом у меня было во рту так сухо, как бывает, когда очень хочешь девушку. Но все вдруг оборвалось и я увидел ее. Она стояла и говорила: привет и ну понятно.</text:span></text:p>
            <text:p text:style-name="P25"><text:span text:style-name="T1">Света. Светочка. Свет. Нет, Светочка странно звучит. Светка-нимфетка. А это мерзко. Лучше вообще не думать <text:s/>о ней тут.<text:tab/></text:span></text:p>
            <text:p text:style-name="P7"/>
            <text:p text:style-name="P7"/>
            <text:p text:style-name="P7"/>
            <text:p text:style-name="P24"><text:span text:style-name="T1">После туалета <text:s/>-- пить кофе. Я достаю из холодильника сыр, отрезаю кусок. Нож следовало бы помыть. <text:s/>Эти вкрапления напоминают мне какие-то высыпания. Насыпаю растворимый кофе в </text:span><text:soft-page-break/><text:span text:style-name="T1">банку, заливаю кипятком.</text:span></text:p>
            <text:p text:style-name="P7"/>
            <text:p text:style-name="P7"/>
            <text:p text:style-name="P7"/>
            <text:p text:style-name="P7"/>
            <text:p text:style-name="P7"/>
            <text:p text:style-name="P7"/>
            <text:p text:style-name="P7"/>
            <text:p text:style-name="P24"><text:span text:style-name="T1">Боже. Звонок. Зачем так. Я хватаюсь за голову: она раскалывается. Мама. Кто же еще. </text:span></text:p>
            <text:p text:style-name="P7"/>
            <text:p text:style-name="P7"/>
            <text:p text:style-name="P7"/>
            <text:p text:style-name="P7"/>
            <text:p text:style-name="P7"/>
            <text:p text:style-name="P7"/>
            <text:p text:style-name="P7"/>
            <text:p text:style-name="P7"/>
            <text:p text:style-name="P7"/>
            <text:p text:style-name="P24"><text:span text:style-name="T1">Поднимаю трубку:</text:span></text:p>
            <text:p text:style-name="P7"/>
            <text:p text:style-name="P7"/>
            <text:p text:style-name="P7"/>
            <text:p text:style-name="P24"><text:span text:style-name="T1">- Да. Проснулся.</text:span></text:p>
            <text:p text:style-name="P7"/>
            <text:p text:style-name="P24"><text:span text:style-name="T1">- Да, все нормально.</text:span></text:p>
            <text:p text:style-name="P7"/>
            <text:p text:style-name="P7"/>
            <text:p text:style-name="P7"/>
            <text:p text:style-name="P7"/>
            <text:p text:style-name="P24"><text:span text:style-name="T1">- Ничего не случилось, правда. Да, рано.</text:span></text:p>
            <text:p text:style-name="P7"/>
            <text:p text:style-name="P24"><text:span text:style-name="T1">Я вспоминаю, как на часах было 4:30. Я тогда все лежал и мертво смотрел в потолок, будто это могло спасти и все вокруг уничтожить к черту, и оставить меня одного. Я страстно желал этого. Даже шептал: пустота, а пустота. Пожалуйста, уничтожь это все.</text:span></text:p>
            <text:p text:style-name="P7"/>
            <text:p text:style-name="P7"/>
            <text:p text:style-name="P7"/>
            <text:p text:style-name="P7"/>
            <text:p text:style-name="P7"/>
            <text:p text:style-name="P24"><text:span text:style-name="T1">- Да, конечно. Сейчас ее и ем. </text:span></text:p>
            <text:p text:style-name="P7"/>
            <text:p text:style-name="P7"/>
            <text:p text:style-name="P24"><text:span text:style-name="T1">Я уже не успеваю. Надо собираться. Закидываю в рот кусок сыра, смотрю на часы: да, пора. Кладу сыр обратно.</text:span></text:p>
            <text:p text:style-name="P7"/>
            <text:p text:style-name="P7"/>
            <text:p text:style-name="P7"/>
            <text:p text:style-name="P7"/>
            <text:p text:style-name="P18"/>
          </table:table-cell>
          <table:table-cell table:style-name="Таблица1.B1" office:value-type="string">
            <text:p text:style-name="P18"/>
            <text:p text:style-name="P18"/>
            <text:p text:style-name="P18"/>
            <text:p text:style-name="P24"><text:span text:style-name="T4">Потолок: <text:s/>серый, неровный, похожий на лунную поверхность, с кратерами с рваными краями. Огромная борозда проходила по всему потолку, от одной стены к противоположной. </text:span></text:p>
            <text:p text:style-name="P18"/>
            <text:p text:style-name="P24"><text:span text:style-name="T4">Стена была обклеена лиловыми обоями, покрывшимися грязью и ставшими теперь коричневыми. Узор, состоящий из цветочков, почти стерся. Неправильный цветочек на стыке. Одна половина – большая – находится чуть выше. Другая половина – меньшая – находится чуть ниже.</text:span></text:p>
            <text:p text:style-name="P18"/>
            <text:p text:style-name="P18"/>
            <text:p text:style-name="P24"><text:span text:style-name="T4">Деревянная, облезлая рама и тучи в ней. Небо обложено тучами: большие, словно дирижабли, и серые, сливающиеся с домами вокруг, такие же сизые и насупившиеся. Левый угол кровати – нет – правый угол кровати – нет – на полу – да. Черный прямоугольный кран в руках. Экран загорается – светлый интерфейс Вконтакте. Делаю свайп влево, <text:s/></text:span><text:span text:style-name="T5">Navigation</text:span><text:span text:style-name="T4"> </text:span><text:span text:style-name="T5">Drawer</text:span><text:span text:style-name="T4">,три новых сообщения. Диалоги: смешная картинка, смешная шутка, смешная картинка. Ничего нового. Ноги – совершают движение полукругом, ищут тапок. Ищут. Ищут. Вот тапок. Вставляю в тапок ногу. Вот другой тапок. Снова. Открыл дверь: мятина в центре, видны занозы. Красная наклейка с надписью </text:span><text:span text:style-name="T5">DON</text:span><text:span text:style-name="T4">’</text:span><text:span text:style-name="T5">T</text:span><text:span text:style-name="T4"> </text:span><text:span text:style-name="T5">DISTURB</text:span><text:span text:style-name="T4">. Синий ободок, синий бачок, вода черная и в пузырях. Дверь. Ободранная, желтая дверь.</text:span></text:p>
            <text:p text:style-name="P18"/>
            <text:p text:style-name="P24"><text:span text:style-name="T4">Плюх.</text:span></text:p>
            <text:p text:style-name="P18"/>
            <text:p text:style-name="P24"><text:span text:style-name="T4">Плюх.</text:span></text:p>
            <text:p text:style-name="P18"/>
            <text:p text:style-name="P24"><text:span text:style-name="T4">Плюх.</text:span></text:p>
            <text:p text:style-name="P18"/>
            <text:p text:style-name="P18"/>
            <text:p text:style-name="P18"/>
            <text:p text:style-name="P18"/>
            <text:p text:style-name="P18"/>
            <text:p text:style-name="P18"/>
            <text:p text:style-name="P24"><text:span text:style-name="T4">Лезвие ножа в разводах: мутное, непрозрачное. Сыр в форме параллелепипеда, с вкраплениями ореха, с множеством неровных выступов, идущих друг за другом, как пороги идут на </text:span><text:soft-page-break/><text:span text:style-name="T4">речке. Банка </text:span><text:span text:style-name="T5">Nescafe</text:span><text:span text:style-name="T4">, красная, ободрана этикетка у горлышка, неровными зубцами проглядывает материал, из которого она сделана.</text:span></text:p>
            <text:p text:style-name="P18"/>
            <text:p text:style-name="P18"/>
            <text:p text:style-name="P18"/>
            <text:p text:style-name="P18"/>
            <text:p text:style-name="P18"/>
            <text:p text:style-name="P23"/>
            <text:p text:style-name="P24"><text:span text:style-name="T7">Не зная горя горя горя</text:span><text:span text:style-name="T8"><text:line-break/></text:span><text:span text:style-name="T7">В краю магнолий плещет море</text:span><text:span text:style-name="T8"><text:line-break/></text:span><text:span text:style-name="T7">Сидят мальчишки на заборе</text:span><text:span text:style-name="T8"><text:line-break/></text:span><text:span text:style-name="T7">И на меня наводят грусть</text:span></text:p>
            <text:p text:style-name="P27"/>
            <text:p text:style-name="P18"/>
            <text:p text:style-name="P18"/>
            <text:p text:style-name="P18"/>
            <text:p text:style-name="P18"/>
            <text:p text:style-name="P24"><text:span text:style-name="T4">- Как ты? Проснулся?</text:span></text:p>
            <text:p text:style-name="P18"/>
            <text:p text:style-name="P24"><text:span text:style-name="T4">- И почему ты мне не звонишь? Все нормально?</text:span></text:p>
            <text:p text:style-name="P18"/>
            <text:p text:style-name="P24"><text:span text:style-name="T4">- У тебя такой голос, как будто что-то случилось. Все хорошо? Ты вчера рано лег? </text:span></text:p>
            <text:p text:style-name="P18"/>
            <text:p text:style-name="P18"/>
            <text:p text:style-name="P18"/>
            <text:p text:style-name="P18"/>
            <text:p text:style-name="P18"/>
            <text:p text:style-name="P18"/>
            <text:p text:style-name="P18"/>
            <text:p text:style-name="P18"/>
            <text:p text:style-name="P18"/>
            <text:p text:style-name="P24"><text:span text:style-name="T4">- Ну ладно, собирайся на учебу. Тебе уже выходить пора. Ты хоть яичницу себе приготовил?</text:span></text:p>
            <text:p text:style-name="P18"/>
            <text:p text:style-name="P18"/>
            <text:p text:style-name="P18"/>
            <text:p text:style-name="P18"/>
            <text:p text:style-name="P24"><text:span text:style-name="T4">Холодильник: маленький, с четырьмя полками, на второй коричневое пятно, по третьей прополз таракан прямо в коробку </text:span><text:span text:style-name="T5">Kinder</text:span><text:span text:style-name="T4">.</text:span></text:p>
          </table:table-cell>
        </table:table-row>
      </table:table>
      <text:p text:style-name="P5">***</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4"><text:span text:style-name="T1">Боже, когда я свернул не туда? Когда? Я сижу тут, на занятиях, и</text:span></text:p>
            <text:p text:style-name="P24"><text:span text:style-name="T1">Мы на мосту, шли вместе и я </text:span><text:soft-page-break/><text:span text:style-name="T1">шел за ней и говорил: скажи, что не так. Да что же не так. Хватал за руку, а она поспешно ее отдергивала и шептала, спотыкаясь на каждом слове:</text:span></text:p>
            <text:p text:style-name="P24"><text:span text:style-name="T1">- Потом, потом… я не хочу ничего говорить.</text:span></text:p>
            <text:p text:style-name="P24"><text:span text:style-name="T1">- Почему ты молчишь? Скажи хоть что-то! – мне тогда казалось, что любой ответ будет для меня намного лучше – даже если окажется, что Света ненавидит меня или презирает – это все равно будет лучше чем эта толща молчания – сравнимая разве с толщей воды, которая невыносимо давит на тебя, когда ты оказываешься глубоко под водой.</text:span></text:p>
            <text:p text:style-name="P24"><text:span text:style-name="T1">А она молчала.</text:span></text:p>
            <text:p text:style-name="P24"><text:span text:style-name="T1">Я сказал, что она мне нравися(правда, дрожащим голосом), сказал, что мне не все равно, что у нее творится в жизни, сказал, что хочу ее видеть и что она очень красивая.</text:span></text:p>
            <text:p text:style-name="P24"><text:span text:style-name="T1">Она молчала.</text:span></text:p>
            <text:p text:style-name="P24"><text:span text:style-name="T1">Сказал, что она все время молчит, что не молчи, ну правда, Свет, ну выслушай меня, сказал, давай остановимся поговорим, сказал, пять минут нужно на этот разговор тут, посреди этого моста с белыми перилами с черной неприличной надписью на них, оставленной уже несколько лет назад, тут, посреди моста под пасмурным небом, грозившим в любую секунду разразиться проливным дождем, тут, между озером и небом, которые сливались где-то в дали и были одного жестяного цвета. </text:span></text:p>
            <text:p text:style-name="P24"><text:span text:style-name="T1">Она не сказала ни слова. А все шла и шла вперед, быстро, как могла, словно спеша.</text:span></text:p>
            <text:p text:style-name="P24"><text:span text:style-name="T1">А потом – на той развилке – я сам не верил, что сказал это:</text:span></text:p>
            <text:p text:style-name="P24"><text:span text:style-name="T1">- Как хочешь, Света. Не хочешь общаться, можешь уходить.</text:span></text:p>
            <text:p text:style-name="P24"><text:span text:style-name="T1">И я пошел по серой слякотной улице. Вдоль озера. Я помню до сих пор те переплетающиеся ветви, похожие на нейронную сеть мозга. Черные, как графит, влажные и разбухшие после холодного осеннего дождя.</text:span></text:p>
            <text:p text:style-name="P24"><text:span text:style-name="T1">Из облаков выглядывало солнце – летнее и яркое, ослепительно яркое и радостное – будто сошедшее с детских рисунков. </text:span><text:soft-page-break/><text:span text:style-name="T1">Там оно всегда веселое и счастливое. Слякоть закончилась зеленой мягкой травой, а я стою на ней и смотрю на Свету, сидевшую вдали. </text:span></text:p>
            <text:p text:style-name="P24"><text:span text:style-name="T1">Я листаю тетрадь. Вот та сцена: в повести я ее немного изменил. Я встречаюсь с ней и говорю, как много времени прошло и как мы тогда и не успели все обсудить. Я говорю: жаль, что мы расстались тогда. А она молчит и смотрит на залив. Не ахти что, но в реальности все было еще хуже.</text:span></text:p>
            <text:p text:style-name="P24"><text:span text:style-name="T1">Я не смог произнести даже этого.</text:span></text:p>
            <text:p text:style-name="P24"><text:span text:style-name="T1">Я явно не тот человек, с которым можно написать хоть один роман. Если только в конце я не застрелюсь от нерешительности, или от меня не уйдут от нерешительности. Хотя, скорее даже ко мне никто не придет из-за моей нерешительности. Даже конфликт не возникнет, потому что я не решусь быть героем книги и конфликтовать.</text:span></text:p>
            <text:p text:style-name="P24"><text:span text:style-name="T1">Я тогда сидел рядом и не произносил ни слова. А потом спросил:</text:span></text:p>
            <text:p text:style-name="P24"><text:span text:style-name="T1">- Как дела?</text:span></text:p>
            <text:p text:style-name="P24"><text:span text:style-name="T1">- Я вот была на олимпиаде по экономике, - она говорит как всегда: взахлеб, быстро-быстро, словно убегая от кого-то. Наверное, от меня.</text:span></text:p>
            <text:p text:style-name="P24"><text:span text:style-name="T1">Я ее слушаю и смотрю на дорожку. По этой дорожке могла пройти Даша. А единственный человек, которого я не хочу видеть – это она. </text:span></text:p>
            <text:p text:style-name="P24"><text:span text:style-name="T1">- Ездила в Москву. Победила на регионе, там я встретила Жукова. Помнишь Жукова? Он такой классный!</text:span></text:p>
            <text:p text:style-name="P24"><text:span text:style-name="T1">Улыбаюсь.</text:span></text:p>
            <text:p text:style-name="P24"><text:span text:style-name="T1">- Да, конечно помню.</text:span></text:p>
            <text:p text:style-name="P24"><text:span text:style-name="T1">Вроде Даши нет. </text:span></text:p>
            <text:p text:style-name="P24"><text:span text:style-name="T1">Ее лицо все такое же. Будто и не изменилось. Я пытаюсь запомнить все, каждую его черточку. Эти полные щеки. Эти светлые волосы. Эту нижнюю губу – она всегда выдавалась чуть-чуть вперед, а взгляд Светы был опущен вниз. Я не знаю, почему она так делала: стеснялась, или это ее обычная манера общения? Но ее лицо, ее чуть-чуть неловкие, неуклюжие движения гипнотизировали меня. </text:span></text:p>
            <text:p text:style-name="P24"><text:soft-page-break/><text:span text:style-name="T1">Хоть бы Даши не было. Смотрю – никто не идет по дорожке. Господи, зачем ты надо мной так пошутил?</text:span></text:p>
            <text:p text:style-name="P24"><text:span text:style-name="T1">А потом она сказала, что уже хватит говорить – уже пора идти, ведь вечер. И та минута сейчас мне кажется самой блаженной и самой несчастной в моей жизни. Я смотрел на ее лицо, смотрел на то, как ее губы проговаривают слова, как пряди ее волос чуть колышутся, когда она качает или кивает головой, слышал шум залива. И я одновременно знал, что все это кончится, что все рухнет и все это уйдет и я останусь один. Надо именно то ухватить, что от тебя ускользает. Вдалеке был маяк, прямой и голый, ярко-черный и белый, и видно, как волны битым белым стеклом отскакивают от скал. И вот оно все кончилось.</text:span></text:p>
            <text:p text:style-name="P24"><text:span text:style-name="T1">………………………………………………………………………………………………………………………………………………………………………………………………………………………………………………………………………………………………………………………………………………………………………………………………………………………………………………………………………………………………………………………………………………………………………………………………………………………………………………………………………………………………………………………………………………………………………………………………………………………………………………………………………………………………………………………………………………………………………………………………………………………………………………………………………………………………………………………………………………………………………………………………………………………………………………………………………………………………………………………………………………………………………………………………………………………………………………………………………………………………………………………………………………………………………………………………………………………………………………………………………………………………………………………………………………………………………………………………………………………………………………………………………………………………………………………………………………………………………………………………………………………………………………………………………………………………………………………………………………………………………………………………………………………………………………………………………………………………………………………………………………………………………………………………………………………………………………………………………………………………………………………………………………………………………………………………………………………………………………………………………………………………………………………………………………………………………………………………………………………………………………………………………………………………………………………………</text:span></text:p>
            <text:p text:style-name="P18"/>
            <text:p text:style-name="P18"/>
            <text:p text:style-name="P18"><text:soft-page-break/></text:p>
            <text:p text:style-name="P18"/>
            <text:p text:style-name="P18"/>
            <text:p text:style-name="P18"/>
            <text:p text:style-name="P18"/>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able:table-cell>
          <table:table-cell table:style-name="Таблица2.B1" office:value-type="string">
            <text:p text:style-name="P24"><text:span text:style-name="T4">- Итак, сегодняшняя тема – интеграл и его свойства.</text:span></text:p>
            <text:p text:style-name="P24"><text:span text:style-name="T4">Определение 1, <text:s/>– пишет на доске ОПР 1.</text:span></text:p>
            <text:p text:style-name="P24"><text:span text:style-name="T4">- Пусть имеется функция y=f(x), заданная на [a;b].</text:span></text:p>
            <text:p text:style-name="P18"/>
            <text:p text:style-name="P24"><text:soft-page-break/><text:span text:style-name="T4">Определение 2:</text:span></text:p>
            <text:p text:style-name="P24"><text:span text:style-name="T4">Функция F(x), такая, что F′(x)=f(x) ∀x∈[a;b], называется первообразной f.</text:span></text:p>
            <text:p text:style-name="P18"/>
            <text:p text:style-name="P24"><text:span text:style-name="T4">Утверждение:</text:span></text:p>
            <text:p text:style-name="P24"><text:span text:style-name="T4">Если F′1=f,F′2=f, то F2=F1+const</text:span></text:p>
            <text:p text:style-name="P24"><text:span text:style-name="T4">▹</text:span></text:p>
            <text:p text:style-name="P24"><text:span text:style-name="T4">Пусть g(x)=F2(x)−F1(x). F1,F2 непрерывны(так как они имеют производную), следовательно, непрерывна и g, и можно применить теорему Лагранжа:</text:span></text:p>
            <text:p text:style-name="P18"/>
            <text:p text:style-name="P24"><text:span text:style-name="T4">g(x2)−g(x1)=g′(c)(x2−x1), но g′=F′2−F′1=0.</text:span></text:p>
            <text:p text:style-name="P24"><text:span text:style-name="T4">Таким образом, g(x2)=g(x1) ∀x1,x2∈[a;b].</text:span></text:p>
            <text:p text:style-name="P24"><text:span text:style-name="T4">◃</text:span></text:p>
            <text:p text:style-name="P24"><text:span text:style-name="T4">Пусть f задана на [a;b]. Тогда совокупность всех её первообразных называется неопределённым интегралом и записывается:</text:span></text:p>
            <text:p text:style-name="P18"/>
            <text:p text:style-name="P24"><text:span text:style-name="T4">∫f(x)dx={F(x)+C,F′=f,c∈R}</text:span></text:p>
            <text:p text:style-name="P24"><text:span text:style-name="T4">В силы исторической традиции равенство обычно записывают короче:</text:span></text:p>
            <text:p text:style-name="P18"/>
            <text:p text:style-name="P24"><text:span text:style-name="T4">∫f(x)dx=F(x)+C.</text:span></text:p>
            <text:p text:style-name="P24"><text:span text:style-name="T4">Также принято там, где нужно, понимать под ∫f(x)dx конкретную первообразную.</text:span></text:p>
            <text:p text:style-name="P18"/>
            <text:p text:style-name="P24"><text:span text:style-name="T4">В некотором смысле, операции дифференцирования и взятия неопределённого интеграла взаимно обратны:</text:span></text:p>
            <text:p text:style-name="P18"/>
            <text:p text:style-name="P24"><text:span text:style-name="T5">(∫f(x)dx)′=f(x)</text:span></text:p>
            <text:p text:style-name="P24"><text:span text:style-name="T5">∫f′(x)dx=f(x)</text:span></text:p>
            <text:p text:style-name="P24"><text:span text:style-name="T4">Формулы</text:span></text:p>
            <text:p text:style-name="P24"><text:span text:style-name="T4">Имеются две стандартные формулы для неопределённых интегралов.</text:span></text:p>
            <text:p text:style-name="P18"/>
            <text:p text:style-name="P24"><text:span text:style-name="T4">1) Интегрирование по частям</text:span></text:p>
            <text:p text:style-name="P18"/>
            <text:p text:style-name="P24"><text:span text:style-name="T4">(uv)′=u′v+uv′</text:span></text:p>
            <text:p text:style-name="P24"><text:span text:style-name="T4">uv=∫(uv)′dx=∫u′vdx+∫uv′dx</text:span></text:p>
            <text:p text:style-name="P24"><text:span text:style-name="T5">u′dx=du,v′dx=dv</text:span></text:p>
            <text:p text:style-name="P24"><text:span text:style-name="T5">∫udv=uv−∫vdu</text:span></text:p>
            <text:p text:style-name="P24"><text:span text:style-name="T4">2) Формула подстановки</text:span></text:p>
            <text:p text:style-name="P18"/>
            <text:p text:style-name="P24"><text:span text:style-name="T4">F(x)=∫f(x)dx,x=φ(t),t=φ−1(x):</text:span></text:p>
            <text:p text:style-name="P24"><text:span text:style-name="T4">G(t)=∫f(φ(t))φ′(t)dt. Докажем, что F(x)=G(φ−1(x)). Продифференцируем левую часть уравнения:</text:span></text:p>
            <text:p text:style-name="P24"><text:span text:style-name="T4">(G(φ−1(x)))′=G′(t)t′=f(φ(t))φ′(t)t′, но</text:span></text:p>
            <text:p text:style-name="P24"><text:span text:style-name="T4">t′=1φ′(t), следовательно, (G(φ−1(x)))′=f(φ(t))=f(x), что и требовалось доказать.</text:span></text:p>
            <text:p text:style-name="P18"/>
            <text:p text:style-name="P24"><text:span text:style-name="T4">Условия интегрируемости</text:span></text:p>
            <text:p text:style-name="P24"><text:span text:style-name="T4">Каким условиям должна удовлетворять функция f, чтобы у неё существовала первообразная?</text:span></text:p>
            <text:p text:style-name="P18"/>
            <text:p text:style-name="P24"><text:span text:style-name="T4">Развивая теорию Римана, мы получим, что если f непрерывна на [a;b], то у неё существует неопределённый интеграл.</text:span></text:p>
            <text:p text:style-name="P18"><text:soft-page-break/></text:p>
            <text:p text:style-name="P24"><text:span text:style-name="T4">Условие достаточное, и не описывает все функции, у которых существует первообразная, например:</text:span></text:p>
            <text:p text:style-name="P18"/>
            <text:p text:style-name="P24"><text:span text:style-name="T4">f(x)={0x2sin1xx=0x≠0</text:span></text:p>
            <text:p text:style-name="P24"><text:span text:style-name="T4">f′(x)=2xsin1x−cos1x,x≠0</text:span></text:p>
            <text:p text:style-name="P24"><text:span text:style-name="T4">f′(0)=limx→0f(0+Δx)−f(0)Δx=limx→0Δxsin1Δx=0</text:span></text:p>
            <text:p text:style-name="P24"><text:span text:style-name="T4">Получаем производную, разрывную в нуле. Но у этой функции существует первообразная, равная f.</text:span></text:p>
            <text:p text:style-name="P18"/>
            <text:p text:style-name="P24"><text:span text:style-name="T4">Для установления точных условий интегрируемости интеграла Римана мало, для этого требуется понятие ингерала Лебега.</text:span></text:p>
            <text:p text:style-name="P18"/>
            <text:p text:style-name="P24"><text:span text:style-name="T4">Теперь установим свойства интеграла Римана.</text:span></text:p>
            <text:p text:style-name="P24"><text:span text:style-name="T4">Определение интеграла Римана, простейшие свойства</text:span></text:p>
            <text:p text:style-name="P24"><text:span text:style-name="T4">Определение:</text:span></text:p>
            <text:p text:style-name="P24"><text:span text:style-name="T4">Пусть есть отрезок [a,b] и некоторое τ:a=x0&lt;x1&lt;⋯&lt;xn=b (τ называется разбиением отрезка [a,b]).</text:span></text:p>
            <text:p text:style-name="P18"/>
            <text:p text:style-name="P24"><text:span text:style-name="T4">Определение:</text:span></text:p>
            <text:p text:style-name="P24"><text:span text:style-name="T4">Δk=xk+1−xk длина текущего отрезка разбиения.</text:span></text:p>
            <text:p text:style-name="P18"/>
            <text:p text:style-name="P24"><text:span text:style-name="T4">Определение:</text:span></text:p>
            <text:p text:style-name="P24"><text:span text:style-name="T4">rangτ=max{Δ0,Δ1,…,Δn−1}</text:span></text:p>
            <text:p text:style-name="P18"/>
            <text:p text:style-name="P24"><text:span text:style-name="T4">Определение:</text:span></text:p>
            <text:p text:style-name="P24"><text:span text:style-name="T4">Пусть xk¯¯¯¯¯ — произвольное x из [xk,xk+1], f — функция, заданная на отрезке [a;b], τ — разбиение отрезка [a;b].</text:span></text:p>
            <text:p text:style-name="P24"><text:span text:style-name="T4">Тогда σ(f,τ,{xk¯¯¯¯¯}) (также обозначается как σ(f,τ) или σ(τ)) <text:s/>=∑k=0n−1 f(xk¯¯¯¯¯)⋅Δk</text:span></text:p>
            <text:p text:style-name="P18"/>
            <text:p text:style-name="P24"><text:span text:style-name="T4">называется интегральной суммой Римана по разбиению τ.</text:span></text:p>
            <text:p text:style-name="P18"/>
            <text:p text:style-name="P24"><text:span text:style-name="T4">I=limrangτ→0σ(f,τ) ⟺def ∀ε&gt;0 ∃δ&gt;0 ∀τ:rangτ&lt;δ⇒|σ(f,τ)−I|&lt;ε</text:span></text:p>
            <text:p text:style-name="P18"/>
            <text:p text:style-name="P18"/>
            <text:p text:style-name="P24"><text:span text:style-name="T4">Определение:</text:span></text:p>
            <text:p text:style-name="P24"><text:span text:style-name="T4">Определённым интегралом Римана функции f называется предел её интегральных сумм, коротко записывается как ∫abf(x)dx=∫abf</text:span></text:p>
            <text:p text:style-name="P18"/>
            <text:p text:style-name="P24"><text:span text:style-name="T4">Факт существования интеграла функции f обозначается как f∈R(a,b)</text:span></text:p>
            <text:p text:style-name="P18"/>
            <text:p text:style-name="P24"><text:span text:style-name="T4">Утверждение:</text:span></text:p>
            <text:p text:style-name="P24"><text:span text:style-name="T4">Если f∈R(a,b), то f — ограничена.</text:span></text:p>
            <text:p text:style-name="P24"><text:span text:style-name="T4">▹</text:span></text:p>
            <text:p text:style-name="P24"><text:span text:style-name="T4">Пусть ∃I=limσ(f,τ), ε=1. Делим [a,b] на n разных частей, так, чтобы b−an&lt;δ и фиксируем такое разбиение. Среди отрезков xn берём один из них: [xk0,xk0+1] и варьируем xk0¯¯¯¯¯¯¯ в его пределах произвольно; для других отрезков в качестве промежуточных точек берём их левую границу. </text:span><text:soft-page-break/><text:span text:style-name="T4">I−1−∑k=0,k≠k0n−1f(xk)⋅Δk&lt;f(xk0¯¯¯¯¯¯¯)⋅Δk0&lt;I+1−∑k=0,k≠k0n−1f(xk)⋅Δk. Разделим на Δk0:|f(xk0¯¯¯¯¯¯¯)|⩽Mk0 на [xk0,xk0+1].</text:span></text:p>
            <text:p text:style-name="P18"/>
            <text:p text:style-name="P24"><text:span text:style-name="T4">Проделывая так с каждым отрезком, мы увидим, что на каждом из них фунцкия ограничена, значит, она будет ограничена на всём отрезке.</text:span></text:p>
            <text:p text:style-name="P18"/>
            <text:p text:style-name="P24"><text:span text:style-name="T4">Профессор прокашлялся.</text:span></text:p>
            <text:p text:style-name="P24"><text:span text:style-name="T4">Теперь еще есть тридцать минут. Поэтому начнем новую тему -- Критерий существования определённого интеграла</text:span></text:p>
            <text:p text:style-name="P24"><text:span text:style-name="T4">Пример</text:span></text:p>
            <text:p text:style-name="P24"><text:span text:style-name="T4">В простейших случаях легко убедиться в существовании определённого интеграла.</text:span></text:p>
            <text:p text:style-name="P18"/>
            <text:p text:style-name="P24"><text:span text:style-name="T4">Например, для f(x)=m:</text:span></text:p>
            <text:p text:style-name="P18"/>
            <text:p text:style-name="P24"><text:span text:style-name="T4">σ(f,τ)=∑k=0n−1mΔxk=m(b−a)</text:span></text:p>
            <text:p text:style-name="P18"/>
            <text:p text:style-name="P24"><text:span text:style-name="T4">Значит, ∫abmdx=m(b−a)</text:span></text:p>
            <text:p text:style-name="P18"/>
            <text:p text:style-name="P24"><text:span text:style-name="T4">Функция Дирихле</text:span></text:p>
            <text:p text:style-name="P24"><text:span text:style-name="T4">Рассмотрим функцию Дирихле: d(x)={1, 0, x∉Qx∈Q</text:span></text:p>
            <text:p text:style-name="P18"/>
            <text:p text:style-name="P24"><text:span text:style-name="T4">Тогда можно составить две различных системы точек:</text:span></text:p>
            <text:p text:style-name="P18"/>
            <text:p text:style-name="P24"><text:span text:style-name="T4">XQ={a|a∈Q}</text:span></text:p>
            <text:p text:style-name="P24"><text:span text:style-name="T4">XR={a|a∉Q}</text:span></text:p>
            <text:p text:style-name="P24"><text:span text:style-name="T4">В одном случае получаем, что ∫01d(x)dx=0, а в другом — ∫01d(x)dx=1.</text:span></text:p>
            <text:p text:style-name="P18"/>
            <text:p text:style-name="P24"><text:span text:style-name="T4">Но он, по определению, не должен зависеть от выбранного набора точек. Значит, функция Дирихле — не интегрируема.</text:span></text:p>
            <text:p text:style-name="P18"/>
            <text:p text:style-name="P24"><text:span text:style-name="T4">Суммы Дарбу</text:span></text:p>
            <text:p text:style-name="P24"><text:span text:style-name="T4">Возникает вполне логичный вопрос: &lt;&lt;Какова должна быть функция f, чтобы быть интегрируемой?&gt;&gt;. Напишем ответ на классическом языке(Дарбу).</text:span></text:p>
            <text:p text:style-name="P18"/>
            <text:p text:style-name="P24"><text:span text:style-name="T4">В силу того, что ограниченность функции необходима для интегрируемости, далее это не оговаривается.</text:span></text:p>
            <text:p text:style-name="P18"/>
            <text:p text:style-name="P24"><text:span text:style-name="T4">Пусть задана ограниченная функция f:[a;b]→R и задан набор точек τ:a=x0&lt;x1&lt;…&lt;xn=b</text:span></text:p>
            <text:p text:style-name="P18"/>
            <text:p text:style-name="P24"><text:span text:style-name="T4">Определим</text:span></text:p>
            <text:p text:style-name="P18"/>
            <text:p text:style-name="P24"><text:span text:style-name="T4">mk(f)=mk=infx∈[xk;xk+1]f(x)</text:span></text:p>
            <text:p text:style-name="P24"><text:span text:style-name="T4">Mk(f)=Mk=supx∈[xk;xk+1]f(x)</text:span></text:p>
            <text:p text:style-name="P24"><text:span text:style-name="T4">s–(f,τ)=s–(τ)=∑k=0n−1mkΔxk — нижняя сумма Дарбу</text:span></text:p>
            <text:p text:style-name="P24"><text:span text:style-name="T4">s¯¯¯(f,τ)=s¯¯¯(τ)=∑k=0n−1MkΔxk — верхняя сумма Дарбу</text:span></text:p>
            <text:p text:style-name="P24"><text:span text:style-name="T4">Тогда, очевидно, s–(τ)≤σ(τ)≤s¯¯¯(τ).</text:span></text:p>
            <text:p text:style-name="P18"/>
            <text:p text:style-name="P18"/>
            <text:p text:style-name="P18"><text:soft-page-break/></text:p>
            <text:p text:style-name="P18"/>
            <text:p text:style-name="P18"/>
            <text:p text:style-name="P18"/>
            <text:p text:style-name="P18"/>
            <text:p text:style-name="P18"/>
          </table:table-cell>
        </table:table-row>
      </table:table>
      <text:p text:style-name="P5"/>
      <text:p text:style-name="P5">***</text:p>
      <text:p text:style-name="P5"/>
      <table:table table:name="Таблица3" table:style-name="Таблица3">
        <table:table-column table:style-name="Таблица3.A" table:number-columns-repeated="2"/>
        <table:table-row table:style-name="Таблица3.1">
          <table:table-cell table:style-name="Таблица3.A1" office:value-type="string">
            <text:p text:style-name="P28"><text:span text:style-name="T2">“Christophe – La Dolce Vita”</text:span></text:p>
            <text:p text:style-name="P28"><text:span text:style-name="T2"><text:s text:c="5"/></text:span><text:span text:style-name="T9">G</text:span></text:p>
            <text:p text:style-name="P28"><text:span text:style-name="T2">Tous les soirs sans fins</text:span></text:p>
            <text:p text:style-name="P28"><text:span text:style-name="T2"><text:s text:c="6"/></text:span><text:span text:style-name="T9">Am</text:span></text:p>
            <text:p text:style-name="P28"><text:span text:style-name="T2">Je trainais sur ma vespa</text:span></text:p>
            <text:p text:style-name="P28"><text:span text:style-name="T1">ТУТ У ВСЕХ ПОТЕРЯННЫЕ ЛИЦА</text:span></text:p>
            <text:p text:style-name="P28"><text:span text:style-name="T1"><text:s text:c="7"/></text:span><text:span text:style-name="T9">D</text:span></text:p>
            <text:p text:style-name="P28"><text:span text:style-name="T2">Dans mon gilet de satin</text:span></text:p>
            <text:p text:style-name="P28"><text:span text:style-name="T1">ХМ</text:span><text:span text:style-name="T2">, </text:span><text:span text:style-name="T1">НАВЕРНОЕ</text:span><text:span text:style-name="T2">, </text:span><text:span text:style-name="T1">ПРОФЕССОР</text:span><text:span text:style-name="T2">. </text:span><text:span text:style-name="T1">СЛОВНО</text:span><text:span text:style-name="T2"> </text:span><text:span text:style-name="T1">ФРЕЙД</text:span></text:p>
            <text:p text:style-name="P28"><text:span text:style-name="T2"><text:s text:c="13"/></text:span><text:span text:style-name="T9">G</text:span></text:p>
            <text:p text:style-name="P28"><text:span text:style-name="T2">C'étais la dolce vita...</text:span></text:p>
            <text:p text:style-name="P28"><text:span text:style-name="T1">ВЫЛИТЫЙ ГЕОРГ </text:span><text:span text:style-name="T2">V</text:span><text:span text:style-name="T1">. ИЛИ ЕГО БРАТЕЦ НИКОЛАЙ </text:span><text:span text:style-name="T2">II</text:span></text:p>
            <text:p text:style-name="P28"><text:span text:style-name="T1"><text:s text:c="6"/></text:span><text:span text:style-name="T9">Am</text:span></text:p>
            <text:p text:style-name="P28"><text:span text:style-name="T2">Je cherchais l'aventure</text:span></text:p>
            <text:p text:style-name="P28"><text:span text:style-name="T2"><text:s text:c="12"/></text:span><text:span text:style-name="T9">B7</text:span></text:p>
            <text:p text:style-name="P28"><text:span text:style-name="T2">Jusqu'au petit matin</text:span></text:p>
            <text:p text:style-name="P28"><text:span text:style-name="T2"><text:s text:c="6"/></text:span><text:span text:style-name="T9">Em</text:span></text:p>
            <text:p text:style-name="P28"><text:span text:style-name="T1">МУЖИК</text:span><text:span text:style-name="T2"> </text:span><text:span text:style-name="T1">ПОХОЖ</text:span><text:span text:style-name="T2"> </text:span><text:span text:style-name="T1">НА</text:span><text:span text:style-name="T2"> </text:span><text:span text:style-name="T1">ЗУЛИНА</text:span></text:p>
            <text:p text:style-name="P28"><text:span text:style-name="T2">Je me prenais pour ben-hur</text:span></text:p>
            <text:p text:style-name="P28"><text:soft-page-break/><text:span text:style-name="T2"><text:s text:c="8"/></text:span><text:span text:style-name="T9">A</text:span></text:p>
            <text:p text:style-name="P28"><text:span text:style-name="T2">En conduisant d'une main</text:span></text:p>
            <text:p text:style-name="P28"><text:span text:style-name="T1">СОБЯНИН</text:span><text:span text:style-name="T2"> </text:span><text:span text:style-name="T1">ВЫЛИТЫЙ</text:span></text:p>
            <text:p text:style-name="P17"/>
            <text:p text:style-name="P28"><text:span text:style-name="T2"><text:s text:c="3"/></text:span><text:span text:style-name="T9">C</text:span></text:p>
            <text:p text:style-name="P28"><text:span text:style-name="T2">Mais je t'ai rencontré !</text:span></text:p>
            <text:p text:style-name="P28"><text:span text:style-name="T2"><text:s text:c="13"/></text:span><text:span text:style-name="T9">A</text:span></text:p>
            <text:p text:style-name="P28"><text:span text:style-name="T2">Et puis tout a changé !</text:span></text:p>
            <text:p text:style-name="P17"/>
            <text:p text:style-name="P17"/>
            <text:p text:style-name="P28"><text:span text:style-name="T2"><text:s text:c="5"/></text:span><text:span text:style-name="T9">G</text:span></text:p>
            <text:p text:style-name="P28"><text:span text:style-name="T2">Le piège étais facile</text:span></text:p>
            <text:p text:style-name="P28"><text:span text:style-name="T2"><text:s text:c="6"/></text:span><text:span text:style-name="T9">Am</text:span></text:p>
            <text:p text:style-name="P28"><text:span text:style-name="T2">Tu es tombée dans mes bras</text:span></text:p>
            <text:p text:style-name="P28"><text:span text:style-name="T2"><text:s text:c="7"/></text:span><text:span text:style-name="T9">D</text:span></text:p>
            <text:p text:style-name="P28"><text:span text:style-name="T2">On se prom'nait en ville</text:span></text:p>
            <text:p text:style-name="P28"><text:span text:style-name="T2"><text:s text:c="13"/></text:span><text:span text:style-name="T9">G</text:span></text:p>
            <text:p text:style-name="P28"><text:span text:style-name="T2">C'étais la dolce vita...</text:span></text:p>
            <text:p text:style-name="P28"><text:span text:style-name="T2"><text:s text:c="6"/></text:span><text:span text:style-name="T9">Am</text:span></text:p>
            <text:p text:style-name="P28"><text:span text:style-name="T2">Et cette façon que tu avais de me serrer</text:span></text:p>
            <text:p text:style-name="P28"><text:span text:style-name="T2"><text:s text:c="12"/></text:span><text:span text:style-name="T9">B7</text:span></text:p>
            <text:p text:style-name="P28"><text:span text:style-name="T2">Contre le revers de mon smoking blanc cassé</text:span></text:p>
            <text:p text:style-name="P28"><text:span text:style-name="T2"><text:s text:c="13"/></text:span><text:span text:style-name="T9">Em</text:span></text:p>
            <text:p text:style-name="P28"><text:span text:style-name="T2">Ne pouvais pas me blazer</text:span></text:p>
            <text:p text:style-name="P28"><text:span text:style-name="T2"><text:s text:c="8"/></text:span><text:span text:style-name="T9">A</text:span></text:p>
            <text:p text:style-name="P28"><text:span text:style-name="T2">Même dans l'obscurité</text:span></text:p>
            <text:p text:style-name="P28"><text:span text:style-name="T2"><text:s text:c="14"/></text:span><text:span text:style-name="T9">D</text:span></text:p>
            <text:p text:style-name="P28"><text:span text:style-name="T2">Je te revois encore</text:span></text:p>
            <text:p text:style-name="P17"/>
            <text:p text:style-name="P28"><text:span text:style-name="T2"><text:s/></text:span><text:span text:style-name="T9">G</text:span><text:span text:style-name="T2"> <text:s text:c="5"/></text:span><text:span text:style-name="T9">Am</text:span><text:span text:style-name="T2"> <text:s text:c="7"/></text:span><text:span text:style-name="T9">D</text:span><text:span text:style-name="T2"> <text:s text:c="9"/></text:span><text:span text:style-name="T9">G</text:span><text:span text:style-name="T2"> <text:s text:c="8"/></text:span><text:span text:style-name="T9">Am</text:span><text:span text:style-name="T2"> <text:s text:c="2"/></text:span><text:span text:style-name="T9">B7</text:span><text:span text:style-name="T2"> <text:s text:c="4"/></text:span><text:span text:style-name="T9">Em</text:span><text:span text:style-name="T2"> <text:s text:c="5"/></text:span><text:span text:style-name="T9">A</text:span></text:p>
            <text:p text:style-name="P28"><text:span text:style-name="T2">Elsa... Elsa... je ne t'oublie pas... Elsa...</text:span></text:p>
            <text:p text:style-name="P17"/>
            <text:p text:style-name="P28"><text:span text:style-name="T2"><text:s text:c="6"/></text:span><text:span text:style-name="T9">C</text:span></text:p>
            <text:p text:style-name="P28"><text:span text:style-name="T2">Pourquoi es-tu partie !</text:span></text:p>
            <text:p text:style-name="P28"><text:span text:style-name="T2"><text:s text:c="7"/></text:span><text:span text:style-name="T9">A</text:span></text:p>
            <text:p text:style-name="P28"><text:span text:style-name="T2">Je n'ai rien compris !</text:span></text:p>
            <text:p text:style-name="P17"/>
            <text:p text:style-name="P17"/>
            <text:p text:style-name="P28"><text:span text:style-name="T2"><text:s text:c="12"/></text:span><text:span text:style-name="T9">G</text:span></text:p>
            <text:p text:style-name="P28"><text:soft-page-break/><text:span text:style-name="T2">J'ai lontemps cherché</text:span></text:p>
            <text:p text:style-name="P28"><text:span text:style-name="T2"><text:s text:c="13"/></text:span><text:span text:style-name="T9">Am</text:span></text:p>
            <text:p text:style-name="P28"><text:span text:style-name="T2">La nuit à  te remplacer</text:span></text:p>
            <text:p text:style-name="P28"><text:span text:style-name="T2"><text:s text:c="12"/></text:span><text:span text:style-name="T9">D</text:span></text:p>
            <text:p text:style-name="P28"><text:span text:style-name="T2">Et pour quelques heures parfois</text:span></text:p>
            <text:p text:style-name="P28"><text:span text:style-name="T2"><text:s text:c="12"/></text:span><text:span text:style-name="T9">G</text:span></text:p>
            <text:p text:style-name="P28"><text:span text:style-name="T2">C'étais la dolce vita...</text:span></text:p>
            <text:p text:style-name="P28"><text:span text:style-name="T1">Снимаю наушники.</text:span></text:p>
            <text:p text:style-name="P28"><text:span text:style-name="T1">Когда я первый раз оказался тут,в московском метро, я подумал, что это какой-то храм. Огромный социалистический подземный храм. У большевиков вообще была тяга к некрофилии, к земле: это еще Масодов подметил – Кремлевский Некрополис – Мавзолей – «Ни пяди русской земли» -- и красноармейцы с солдатами-мертвецами, на кладбище, отбивающиеся от немцев». Раньше, в Российской Империи, места, которые посещали власть и народ, были театр(для народа – партер) и церковь. А потом театр остался, а церковь была заменена московским метро. И я смотрел на иконописную графику: колхозницы, вяжущие снопы, сбор ягод и фруктов, дети – все это словно фрески на апсидах и алтаре. Сакрализация не Библии, а работы.</text:span></text:p>
            <text:p text:style-name="P9"/>
            <text:p text:style-name="P9"/>
            <text:p text:style-name="P28"><text:span text:style-name="T1">- Привет. </text:span></text:p>
          </table:table-cell>
          <table:table-cell table:style-name="Таблица3.B1" office:value-type="string">
            <text:p text:style-name="P26"/>
            <text:p text:style-name="P24"><text:span text:style-name="T4">Серое лицо с ястребинымым носом, выдающаяся нижняя губа и пепельного цвета волосы: стоит и потерянно смотрит куда-то. Сжимает в потемневших пальцах поручень.</text:span></text:p>
            <text:p text:style-name="P18"/>
            <text:p text:style-name="P18"/>
            <text:p text:style-name="P18"/>
            <text:p text:style-name="P24"><text:span text:style-name="T4">А вот второй. Стоит и перебирает сигары. Смотрит на меня. Черт, он что, ухмыляется, белая бородка, залысины, пиджак.</text:span></text:p>
            <text:p text:style-name="P18"/>
            <text:p text:style-name="P24"><text:span text:style-name="T4"><text:s/>Сидит, на коленях – пакеты. На пакетах – написано «Пятерочка». Георг V ругается и что-то достает из пакета: протекло молоко.</text:span></text:p>
            <text:p text:style-name="P18"/>
            <text:p text:style-name="P18"/>
            <text:p text:style-name="P18"/>
            <text:p text:style-name="P18"/>
            <text:p text:style-name="P24"><text:span text:style-name="T4">Жирный мужик, лет тридцати, с длинными волосами, держит в руках телефон, склонив к его экрану голову. Кажется, что он молится смартфону. </text:span></text:p>
            <text:p text:style-name="P18"/>
            <text:p text:style-name="P24"><text:span text:style-name="T4">А вот та девушка – с короткими волосами, с грубыми чертами лица, которые все будто-напряглись – словно она ждет, как кто-то </text:span><text:soft-page-break/><text:span text:style-name="T4">нападет на нее. По внешности – что-то восточное. <text:s/></text:span></text:p>
            <text:p text:style-name="P18"/>
            <text:p text:style-name="P24"><text:span text:style-name="T4">Толчок.</text:span></text:p>
            <text:p text:style-name="P18"/>
            <text:p text:style-name="P24"><text:span text:style-name="T4">На секунду пропадает свет. А потом вновь загорается, будто и не было этой секунды в темноте, в быстро несущемся поезде, на глубине 80 метров. И все так же сидят. Георг V вздыхает, слизывает молоко с пальцев, Собянин озирается по сторонам – но никто нападать не собирается, и она погружается в свой телефон, медленно и плавно черты ее лица расслабляются, и девушка, видимо успокоившись, откидывается на спинку сидения. </text:span></text:p>
            <text:p text:style-name="P18"/>
            <text:p text:style-name="P24"><text:span text:style-name="T4">Клонит вправо: остановка.</text:span></text:p>
            <text:p text:style-name="P18"/>
            <text:p text:style-name="P24"><text:span text:style-name="T4">Двери распахиваются, сквозь наушники слышно лишь еле заметное вжиканье, и тут же два потока людей, один – на выход, другой – на вход в вагон, встречаются словно две армии, и ретивые бабушки из каждого потока уже рвутся вперед, кто-то цокает, кто-то рвется не в свое время и цокает еще кто-то, и начинают ругаться, вытягивая гласные, с повышенной интонацией на первых слогах, и через наушники это слышно: ЖЕЕЕнщина, куда вы лезете?! И кто-то хмурится, и кто-то пожимает плечами, наконец все нужные выходят, начинает втекать поток новеньких, равномерно распределяясь по вагону и оседая у дверей: некоторые ищут сидячие места, но все занято, поэтому недавно вошедшие хватаются за поручни. Лица вновь у всех отрешенные, словно всех, кто вошел в вагон, поместили в криогенный стазис, а электричка – это космический корабль. Дверь захлопывается.</text:span></text:p>
            <text:p text:style-name="P18"/>
            <text:p text:style-name="P24"><text:span text:style-name="T4">Поезд мчится.</text:span></text:p>
            <text:p text:style-name="P18"/>
            <text:p text:style-name="P18"/>
            <text:p text:style-name="P18"/>
            <text:p text:style-name="P18"/>
            <text:p text:style-name="P24"><text:span text:style-name="T4">НЕ ПРИСЛОНЯТЬСЯ.</text:span></text:p>
            <text:p text:style-name="P18"/>
            <text:p text:style-name="P24"><text:span text:style-name="T4">НЕ ПРИСЛОНЯТЬСЯ.</text:span></text:p>
            <text:p text:style-name="P18"/>
            <text:p text:style-name="P18"/>
            <text:p text:style-name="P18"/>
            <text:p text:style-name="P18"/>
            <text:p text:style-name="P24"><text:span text:style-name="T4">НЕ ПРИСЛОНЯТЬСЯ.</text:span></text:p>
            <text:p text:style-name="P18"/>
            <text:p text:style-name="P18"/>
            <text:p text:style-name="P18"/>
            <text:p text:style-name="P18"/>
            <text:p text:style-name="P18"><text:soft-page-break/></text:p>
            <text:p text:style-name="P18"/>
            <text:p text:style-name="P18"/>
            <text:p text:style-name="P18"/>
            <text:p text:style-name="P18"/>
            <text:p text:style-name="P24"><text:span text:style-name="T4">Двери распахиваются.</text:span></text:p>
            <text:p text:style-name="P18"/>
            <text:p text:style-name="P24"><text:span text:style-name="T4">Станция: мраморная, светлая, с бойцами, притаившимися за колоннами и готовыми напасть на пассажиров в любую секунду. </text:span></text:p>
            <text:p text:style-name="P18"/>
            <text:p text:style-name="P24"><text:span text:style-name="T4">Лица и люди: худое лицо; кривой нос; полное лицо; кольцо в носу; малиновые волосы; поджатые тонкие губы и кожа, обтянувшая череп; два подбородка, Тим Рот, чеченец, чеченец, чеченец – шумные смеющиеся хачи; мужчина с залысинами; плоскомордая китаянка; Саша Грей, боже, какой жуткий взгляд; темный и с тонкими черными усиками над верхней губой; <text:s/>пухлые губы и много тонального крема, однако прекрасные пышные светлые волосы, ниспадающие, словно поток света; заспанное лицо; красное с седыми волосами; детское с пустым взглядом, обращенным на потолок; толстый мальчик в очках и джемпере; стильный мужчина в пальто из 90х; у этого словно волна Хокусая голове; итальянский мафиози с зализанными волосами и подтяжками; тяночка с каре: в короткой синенькой юбочке, явно отобранной у какой-то школьницы из закрытой японской академии, в ошейнике с сердечком и розовыми волосами – говорит с толстой подружкой, а та в милой кофточке(НЕТ БОГОВ НЕТ ГОСПОД) смеется, обнажает милые белые зубки, влажные сладкие губы шепчут, да, да, прикольно, на кг была вот, а другая говорит сартра читала интересно очень его стена, слышала о нем? Смотрела сториз лены? А та еще не смотрела, но выйдем из метро я и посмотрю;</text:span></text:p>
            <text:p text:style-name="P18"/>
            <text:p text:style-name="P24"><text:span text:style-name="T4">О, а вот и она – как на фото, чуть полноватая, с длинными волосами, уткнувшаяся в телефон.</text:span></text:p>
            <text:p text:style-name="P24"/>
          </table:table-cell>
        </table:table-row>
      </table:table>
      <text:p text:style-name="P6"/>
      <text:p text:style-name="P6">***</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24"><text:span text:style-name="T1">Целую ее прям в губы, прижимаю себе, чувствую то самое тепло, щеки, волосы – зарываюсь в них носом – какой там запах? </text:span></text:p>
            <text:p text:style-name="P24"><text:span text:style-name="T1">Из-за пряди волос выбивается ушко: я бы притянул Олю к себе, куснул бы его, начал бы шептать всякую чепуху: как это делал миллион раз. </text:span></text:p>
            <text:p text:style-name="P24"><text:span text:style-name="T1">Руки, которыми шепчет: тонкие, длинные пальцы. Тонкие, длинные </text:span><text:soft-page-break/><text:span text:style-name="T1">пальцы трогают мое лицо, тонкие длинные пальцы касаются моих губ,я чувствую их вкус и начинаю лизать, словно преданное животное.</text:span></text:p>
            <text:p text:style-name="P7"/>
            <text:p text:style-name="P24"><text:span text:style-name="T1">Она трогает меня своими длинными тонкими пальцами, а лицо ее такое тупое и невыразительное, как сейчас, когда она уткнулась в телефон.</text:span></text:p>
            <text:p text:style-name="P24"><text:span text:style-name="T1">Нет, теперь она совсем не привлекает. Больше ничего не думается.</text:span></text:p>
            <text:p text:style-name="P7"/>
            <text:p text:style-name="P24"><text:span text:style-name="T1">В кровати хорошо: но хорошо не с ней, а одному. В это время солнце, ослепительно яркое в 14:00, осколками своих лучей проникающее ко мне и не дающее мне спать, уже уходит вдаль, за бетонные коробки домой и я вытягиваюсь и зарываюсь в подушку – чувствуя сладкие и неожиданные обваливания в сон. Я лежу, я – </text:span><text:span text:style-name="T3">сибаритствую</text:span><text:span text:style-name="T1">, и нет этой тягомотины, и я не должен корчить вежливую рожу, что мне нравится с какой-то тупой скучной дурищей, и я не нахожусь в десятке километров от этой кровати в холодном, бесконечно поднимающемся наверх тоннеле.</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4"><text:span text:style-name="T1">Ох ну и классное у нас свидание получается. Класс, спасибо тиндер.</text:span></text:p>
            <text:p text:style-name="P7"/>
            <text:p text:style-name="P7"/>
            <text:p text:style-name="P7"/>
            <text:p text:style-name="P7"/>
            <text:p text:style-name="P7"/>
            <text:p text:style-name="P24"><text:span text:style-name="T1">Надеюсь, она не увидит.</text:span></text:p>
            <text:p text:style-name="P7"/>
            <text:p text:style-name="P7"/>
            <text:p text:style-name="P24"><text:span text:style-name="T1">Тихий московский дворик. Мы шли и он долго рассказывал про то, как впервые поцеловался на заброшке с парнем. Мент за нами погнался, - говорит. Еле убежали.</text:span></text:p>
            <text:p text:style-name="P7"/>
            <text:p text:style-name="P24"><text:span text:style-name="T1">А он видел, как вы целовались?</text:span></text:p>
            <text:p text:style-name="P7"/>
            <text:p text:style-name="P24"><text:span text:style-name="T1">Вроде не. Во всяком случае, мы убежали.</text:span></text:p>
            <text:p text:style-name="P7"/>
            <text:p text:style-name="P24"><text:span text:style-name="T1">И это Москва? Я смотрю на пустынные </text:span><text:soft-page-break/><text:span text:style-name="T1">тихие улочки, уставленные машинами. На них – тишина. На них – никого. Мы сворачиваем во дворик, он сказал, что тут чем хочешь можешь заниматься. Я не против попробовать.</text:span></text:p>
            <text:p text:style-name="P24"><text:span text:style-name="T1">До сих пор помню этот мост, стоянку машин, потом двор делает резкий поворот почти на девяносто градусов, минуя холм с каким-то старым особняком – из особняка постоянно шел шум, кто-то сверлил, что-то складывал, громыхал. И там, в самом конце двора, стояла огромная гипсовая рука, с растопыренными пальцами, окруженная кольцом пивных банок.</text:span></text:p>
            <text:p text:style-name="P24"><text:span text:style-name="T1">Тут и сядем? – он улыбался.</text:span></text:p>
            <text:p text:style-name="P24"><text:span text:style-name="T1">Да, почему бы и нет. Я не хотел медлить.</text:span></text:p>
            <text:p text:style-name="P24"><text:span text:style-name="T1">Его лицо. Он опустил взгляд, и словно был чем-то испуган, и словно признавал свою вину в чем-то. Губы вытянулись в какой-то недоулыбке. Он молчал: и так все было ясно.</text:span></text:p>
            <text:p text:style-name="P24"><text:span text:style-name="T1"><text:s/>– ну а почему бы и нет? Говорил я подруге за день до этого, пока молодой, все надо испробовать, верно же? </text:span></text:p>
            <text:p text:style-name="P24"><text:span text:style-name="T1">И тогда я поцеловал парня.</text:span></text:p>
            <text:p text:style-name="P24"><text:span text:style-name="T1">Он не был красив, он не был особо женственен. Он был высок. Он не привлекал меня сексуально. А все равно я целовал, и было приятно, и я обнял его и почувствовал тепло и что-то трепещущее и вибрирующее, как бывало, когда я обнимал девушек, но только не так сильно, он прижался ко мне, я кусал его нижнюю губу, потом лизнул уголок рта, а он обхватил меня за талию, прижал – и мне стало тепло и даже хорошо. И под огромной, гипсовой рукой я впервые целовался с парнем и все думал: как это выглядит со стороны: двое парней, целующихся под гипсовой рукой. Наверное, интересно.</text:span></text:p>
            <text:p text:style-name="P7"/>
            <text:p text:style-name="P7"/>
            <text:p text:style-name="P10">Ну наконец.</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11">Губы, губы: влажные губы, большие губы, изгиб губ: поцеловать губы, прижаться: упасть на траву, Джованни целует Лидию, я целую Олю.</text:p>
            <text:p text:style-name="P11"/>
            <text:p text:style-name="P11"/>
            <text:p text:style-name="P11"/>
            <text:p text:style-name="P11"/>
            <text:p text:style-name="P11"/>
            <text:p text:style-name="P11"/>
            <text:p text:style-name="P11"/>
            <text:p text:style-name="P11"/>
            <text:p text:style-name="P11"/>
            <text:p text:style-name="P12">Я ей не нравлюсь? Почему она отвернулась?</text:p>
            <text:p text:style-name="P12"/>
            <text:p text:style-name="P12"/>
            <text:p text:style-name="P12">Да кому это нужно: где учились, когда влюбились. Все так предсказуемо и банально.</text:p>
            <text:p text:style-name="P12"/>
            <text:p text:style-name="P12">Открыть книгу, лечь на диван.</text:p>
            <text:p text:style-name="P12"/>
            <text:p text:style-name="P12">Читать: еще так много читать, а у меня еще столько впереди. До конца недели надо успеть добить.</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text:span text:style-name="T13">Неужели эта каменная физиономия может улыбаться.</text:span></text:p>
            <text:p text:style-name="P12"/>
            <text:p text:style-name="P12"/>
            <text:p text:style-name="P13">Какая банальность, пошлость.</text:p>
            <text:p text:style-name="P13"/>
            <text:p text:style-name="P13">Скучно.</text:p>
            <text:p text:style-name="P13"/>
            <text:p text:style-name="P14">А все-таки поцеловать бы ее.</text:p>
            <text:p text:style-name="P14"/>
            <text:p text:style-name="P14">И влюбиться, но не в кого.</text:p>
            <text:p text:style-name="P13"/>
            <text:p text:style-name="P14">Зачем я вообще с ней пошел.</text:p>
            <text:p text:style-name="P15"/>
            <text:p text:style-name="P15">А обнять хочу.</text:p>
            <text:p text:style-name="P15"/>
            <text:p text:style-name="P15">Как вздымается ее грудь под этим черным свитером.</text:p>
            <text:p text:style-name="P15"/>
            <text:p text:style-name="P15">Ее руки, такие белые, они лежат у нее на коленях если бы она только обняла бы, ее бы руки коснулись меня, моих рук, моей шеи…</text:p>
            <text:p text:style-name="P15"/>
            <text:p text:style-name="P15"><text:soft-page-break/>Я хочу прижаться к ней. Возможно, я бы сейчас сказал:</text:p>
            <text:p text:style-name="P15"/>
            <text:p text:style-name="P15">- Можно, чтобы ты обняла меня?</text:p>
            <text:p text:style-name="P15"/>
            <text:p text:style-name="P15">И ее полное, теплое тело прижмется ко мне. Ее руки, белые, гладкие руки обнимут меня. Я прижмусь к ее щеке — и буду чувствовать дыхание.</text:p>
            <text:p text:style-name="P15"/>
            <text:p text:style-name="P15">Я хочу лечь к ней на колени. Я хочу, чтобы она смотрела на меня сверху, чтобы ее выражение лица было как у всякой девушки в такие минуты – лицо матери. Они словно становятся матерями. На минуту, на две, на три. Когда ты лежишь у них на коленях, когда они гладят твои волосы, когда они смотрят на тебя снизу вверх.</text:p>
            <text:p text:style-name="P15"/>
            <text:p text:style-name="P15">А еще хочу целоваться. Хочу ее поцелуй. Хочу, чтобы она прижалась ко мне и я ее поцеловал — и почувствовал влажное, теплое.</text:p>
            <text:p text:style-name="P15"/>
            <text:p text:style-name="P15">Слова льются сами, это хорошо: лучше с увлечением говорить, да о чем угодно. Главное – увлечение и умная мордашка. Может, все-таки я ей понравлюсь? Умом?</text:p>
            <text:p text:style-name="P15"/>
            <text:p text:style-name="P16">Чтобы она сказала: ты такой умный! Я сяду к ней на колени. Хотя нет, наоборот. Она сядет ко мне на колени. И я почувствую приятную, теплую тяжесть. Я поцелую ее, она поцелует меня, тепло, вздохи, ох, сладость, укус в шею.</text:p>
            <text:p text:style-name="P15"/>
          </table:table-cell>
          <table:table-cell table:style-name="Таблица4.B1" office:value-type="string">
            <text:p text:style-name="P24"><text:span text:style-name="T4">- Привет, - наконец заметила меня. <text:s/>Ну что, поднимемся на верх?</text:span></text:p>
            <text:p text:style-name="P24"><text:span text:style-name="T4">Она дальше утыкается в телефон, и идет к эскалатору. Нас обступают люди, окутывают плотным коконом и сжимают внутри, давая двигаться только к ступенькам. Мы встаем – она на ступеньку выше, молчим. Она смотрит в телефон, выражение лица у нее как у тех в вагоне метро, молчит.</text:span></text:p>
            <text:p text:style-name="P18"><text:soft-page-break/></text:p>
            <text:p text:style-name="P24"><text:span text:style-name="T4">- Как твои дела? Как учеба? – мой голос.</text:span></text:p>
            <text:p text:style-name="P18"/>
            <text:p text:style-name="P24"><text:span text:style-name="T4">Она молчит.</text:span></text:p>
            <text:p text:style-name="P18"/>
            <text:p text:style-name="P18"/>
            <text:p text:style-name="P18"/>
            <text:p text:style-name="P18"/>
            <text:p text:style-name="P24"><text:span text:style-name="T4">- Дела? – вспоминает она обо <text:s/>мне. – Да вот, все хорошо на учебе.</text:span></text:p>
            <text:p text:style-name="P18"/>
            <text:p text:style-name="P24"><text:span text:style-name="T4">- Это хорошо, что хорошо на учебе, да.</text:span></text:p>
            <text:p text:style-name="P18"/>
            <text:p text:style-name="P24"><text:span text:style-name="T4">Молчание. Я смотрю наверх: огромный тоннель, холодный и белый, похожий на кубриковский космический корабль. Кажущийся не страшным только из-за обыденного голоса, предупреждающего о том, что слева идут а справа стоят, и массы людей, словно согревающей его своим скоплением и человеческим теплом.</text:span></text:p>
            <text:p text:style-name="P24"><text:span text:style-name="T4">………………………………………………………...</text:span></text:p>
            <text:p text:style-name="P24"><text:span text:style-name="T4">………………………………………………………...</text:span></text:p>
            <text:p text:style-name="P24"><text:span text:style-name="T4">………………………………………………………...</text:span></text:p>
            <text:p text:style-name="P24"><text:span text:style-name="T4">………………………………………………………...</text:span></text:p>
            <text:p text:style-name="P24"><text:span text:style-name="T4">………………………………………………………...</text:span></text:p>
            <text:p text:style-name="P24"><text:span text:style-name="T4">………………………………………………………...</text:span></text:p>
            <text:p text:style-name="P24"><text:span text:style-name="T4">………………………………………………………...</text:span></text:p>
            <text:p text:style-name="P24"><text:span text:style-name="T4">………………………………………………………...</text:span></text:p>
            <text:p text:style-name="P24"><text:span text:style-name="T4">………………………………………………………...</text:span></text:p>
            <text:p text:style-name="P18"/>
            <text:p text:style-name="P18"/>
            <text:p text:style-name="P24"><text:span text:style-name="T4">Огромная масса людей; поворачиваюсь – все еще погружена в телефон. Идем по длинному коридору к выходу – </text:span></text:p>
            <text:p text:style-name="P18"/>
            <text:p text:style-name="P24"><text:span text:style-name="T4">-- тяжелые деревянные двери, открываю, выходим – шум машин, облака. </text:span></text:p>
            <text:p text:style-name="P18"/>
            <text:p text:style-name="P24"><text:span text:style-name="T4">- Значит, в горький? </text:span></text:p>
            <text:p text:style-name="P24"><text:span text:style-name="T4">- Да, давай в горький, - все так же не поднимая головы.</text:span></text:p>
            <text:p text:style-name="P24"><text:span text:style-name="T4">Вибрирует телефон. Пишет Паша. </text:span></text:p>
            <text:p text:style-name="P18"/>
            <text:p text:style-name="P24"><text:span text:style-name="T4">«Привет. Как ты там?»</text:span></text:p>
            <text:p text:style-name="P18"/>
            <text:p text:style-name="P24"><text:span text:style-name="T4">«Да хорошо) сижу вот учу уроки, к завтрашней паре»</text:span></text:p>
            <text:p text:style-name="P18"/>
            <text:p text:style-name="P24"><text:span text:style-name="T4">«Эх а я так скучаю»</text:span></text:p>
            <text:p text:style-name="P18"/>
            <text:p text:style-name="P24"><text:span text:style-name="T4">«Ну, уже недолго осталось) Главное позвонить и сказать, что мы будем»</text:span></text:p>
            <text:p text:style-name="P18"/>
            <text:p text:style-name="P24"><text:span text:style-name="T4">«Хочу тебя поцеловать»</text:span></text:p>
            <text:p text:style-name="P18"/>
            <text:p text:style-name="P24"><text:span text:style-name="T4">«А уж как я на тебя наброшусь»</text:span></text:p>
            <text:p text:style-name="P18"/>
            <text:p text:style-name="P24"><text:soft-page-break/><text:span text:style-name="T4"><text:s/>Оглядываюсь: Оля все уставилась в телефон. Мы подошли к переходу. На светофоре загорелся зеленый, и мы идем, словно чужие люди. Да, это точно никакое не свидание.</text:span></text:p>
            <text:p text:style-name="P18"/>
            <text:p text:style-name="P24"><text:span text:style-name="T4">«Я буду кусать твое ушко, потом шейку – словно животное, загрызу тебя, чтобы ты стонал»</text:span></text:p>
            <text:p text:style-name="P18"/>
            <text:p text:style-name="P24"><text:span text:style-name="T4">«Боже, не надо таааак. Я сейчас потеку»</text:span></text:p>
            <text:p text:style-name="P24"><text:span text:style-name="T4">Я тихонько выпустил газы. До парка оставалось еще минут пять. Только крымский мост перейти.</text:span></text:p>
            <text:p text:style-name="P18"/>
            <text:p text:style-name="P20">Через</text:p>
            <text:p text:style-name="P20"/>
            <text:p text:style-name="P20"/>
            <text:p text:style-name="P20"/>
            <text:p text:style-name="P20"/>
            <text:p text:style-name="P20"><text:s text:c="19"/>мост </text:p>
            <text:p text:style-name="P20"/>
            <text:p text:style-name="P20"/>
            <text:p text:style-name="P20"/>
            <text:p text:style-name="P20">Третьяковка – новая – справа: высокое здание в стиле модерн с портретом Репина.</text:p>
            <text:p text:style-name="P20"/>
            <text:p text:style-name="P20"/>
            <text:p text:style-name="P20"/>
            <text:p text:style-name="P20"/>
            <text:p text:style-name="P20"/>
            <text:p text:style-name="P20"/>
            <text:p text:style-name="P20"/>
            <text:p text:style-name="P20"/>
            <text:p text:style-name="P20">Арка: вход в парк.</text:p>
            <text:p text:style-name="P20"/>
            <text:p text:style-name="P20"/>
            <text:p text:style-name="P20"/>
            <text:p text:style-name="P20">- Тут сядем? На скамейке?</text:p>
            <text:p text:style-name="P20"/>
            <text:p text:style-name="P20">- Да, давай.</text:p>
            <text:p text:style-name="P20"/>
            <text:p text:style-name="P20"/>
            <text:p text:style-name="P20"/>
            <text:p text:style-name="P20"/>
            <text:p text:style-name="P20"/>
            <text:p text:style-name="P20"/>
            <text:p text:style-name="P20">Она убирает свой телефон в сумку. Смотрит на меня безразличными льдинками глаз. </text:p>
            <text:p text:style-name="P20"/>
            <text:p text:style-name="P20">- Как оказалась в тиндере?</text:p>
            <text:p text:style-name="P20"/>
            <text:p text:style-name="P20">- Так, - пожимает плечами. - Думала пообщаться, мне скучно. Ничего более.</text:p>
            <text:p text:style-name="P20"/>
            <text:p text:style-name="P20">- Скучно?</text:p>
            <text:p text:style-name="P20"/>
            <text:p text:style-name="P20">- Друзей нет.</text:p>
            <text:p text:style-name="P20"/>
            <text:p text:style-name="P20">- <text:span text:style-name="T10">А у кого они сейчас есть?</text:span></text:p>
            <text:p text:style-name="P20"><text:soft-page-break/></text:p>
            <text:p text:style-name="P20">- <text:span text:style-name="T10">Ну, у меня была одна подруга. Дружили пять лет, пока она не начала встречаться с моим парнем.</text:span></text:p>
            <text:p text:style-name="P22"/>
            <text:p text:style-name="P20"/>
            <text:p text:style-name="P20">- <text:span text:style-name="T10">Вот это номер, конечно.</text:span></text:p>
            <text:p text:style-name="P20"/>
            <text:p text:style-name="P21">Мы замолчали. </text:p>
            <text:p text:style-name="P20"/>
            <text:p text:style-name="P20">- <text:span text:style-name="T11">Спроси меня о чем-нибудь, - произнес я.</text:span></text:p>
            <text:p text:style-name="P20"/>
            <text:p text:style-name="P20">- <text:span text:style-name="T11">О чем же, - фыркнула Оля: наклонила голову. Старалась смотреть не на меня, а куда-то вниз, в траву.</text:span></text:p>
            <text:p text:style-name="P20"/>
            <text:p text:style-name="P20">- <text:span text:style-name="T11">О чем хочешь. Неужели мы так друг другу неинтересны? Мы же только встретились, мы ничего друг о друге не знаем.</text:span></text:p>
            <text:p text:style-name="P20"/>
            <text:p text:style-name="P20">- <text:span text:style-name="T11">Хорошо, - пожала плечами. - Откуда ты?</text:span></text:p>
            <text:p text:style-name="P20"/>
            <text:p text:style-name="P20">- <text:span text:style-name="T12">Калининград.</text:span></text:p>
            <text:p text:style-name="P20"/>
            <text:p text:style-name="P20">- <text:span text:style-name="T12">Барнаул, Алтайский край.</text:span></text:p>
            <text:p text:style-name="P20"/>
            <text:p text:style-name="P20">- <text:span text:style-name="T12">Сочувствую.</text:span></text:p>
            <text:p text:style-name="P20"/>
            <text:p text:style-name="P20">- <text:span text:style-name="T13">Почему? Мне там нравилась природа. Люди.</text:span></text:p>
            <text:p text:style-name="P20"/>
            <text:p text:style-name="P20">- <text:span text:style-name="T13">И залежи теллура, знаю, - киваю. - Как тебе Москва?</text:span></text:p>
            <text:p text:style-name="P20"/>
            <text:p text:style-name="P20">- <text:span text:style-name="T13">На самом деле классно. Столько разных людей, мнений, удовольствий, - она даже немного улыбнулась. Я вот хожу в психологический кружок.</text:span></text:p>
            <text:p text:style-name="P20"/>
            <text:p text:style-name="P20"/>
            <text:p text:style-name="P20">- <text:span text:style-name="T14">Интересно, - складываю руки лодочкой, подношу к лицу – крайняя степень задумчивости, - тебе нравится психология? И, наверное, соционика?</text:span></text:p>
            <text:p text:style-name="P20"/>
            <text:p text:style-name="P20">- <text:span text:style-name="T14">Как ты угадал?</text:span></text:p>
            <text:p text:style-name="P20"/>
            <text:p text:style-name="P20">- <text:span text:style-name="T14">О, это было несложно. <text:s/>А ты любишь фильмы?</text:span></text:p>
            <text:p text:style-name="P20"/>
            <text:p text:style-name="P20">- <text:span text:style-name="T28">Да, наверное, - снова пожатие плечами. - Недавно смотрела мстителей вот, джокера гляну, когда выйдет.</text:span></text:p>
            <text:p text:style-name="P20"/>
            <text:p text:style-name="P20">- <text:span text:style-name="T28">А я по-порядку смотрю.</text:span></text:p>
            <text:p text:style-name="P20"/>
            <text:p text:style-name="P20">- <text:span text:style-name="T28">По-порядку?</text:span></text:p>
            <text:p text:style-name="P20"/>
            <text:p text:style-name="P20">- <text:span text:style-name="T28">Да. От старых – к более современным. Сейчас </text:span><text:soft-page-break/><text:span text:style-name="T28">вот постигаю фильмы начала шестидесятых. Антониони, Бергман. Феллини, но последнего я не слишком люблю.</text:span></text:p>
            <text:p text:style-name="P20"/>
            <text:p text:style-name="P20">- <text:span text:style-name="T28">Расскажешь? Ой, Феллини. Это тот, о котором сплины пели: «в одном из неснятых фильмов Федерико Фелини».</text:span></text:p>
            <text:p text:style-name="P20"/>
            <text:p text:style-name="P20">- <text:span text:style-name="T31">Да, это о нем. Не люблю его восемь с половиной просто. Это фильм, словно погруженный в себя. Знаешь, в чем сюжет? Режиссер снимает фильм. И фильм у него никак не получается. Все никак не выходит – новые идеи не рождаются, производство буксует на месте, а сценаристы, продюссеры, актеры требует от него чего-то нового, срочно.</text:span></text:p>
            <text:p text:style-name="P20"/>
            <text:p text:style-name="P20">- <text:span text:style-name="T28">Да, я слышала о об этом фильме.</text:span></text:p>
            <text:p text:style-name="P20"/>
            <text:p text:style-name="P20">- <text:span text:style-name="T28">Конечно слышала. О нем слышали все. И я согласен – во многих местах фильм хорош, отличные режиссерские находки, прекрасная сцена с кладбищем – давай я даже расскажу – она очень страшная, знаешь: режиссер целуется с любимой и внезапно на месте ее лица – лицо матери. Фрейдизм во все поля. Это сон, и сначала мы видим спящего героя – крупным планом – потом мы видим его издали – и внезапно сбоку, в комнате, где спит герой, появляется мать, проделывающая магические пассы руками. Крупный план на нее – и начинается сон. Красиво, один из лучших переходов.</text:span></text:p>
            <text:p text:style-name="P20"/>
            <text:p text:style-name="P20">- <text:span text:style-name="T28">Прости, я с твоих слов не очень поняла.</text:span></text:p>
            <text:p text:style-name="P20"/>
            <text:p text:style-name="P20">- <text:span text:style-name="T28">Посмотри и поймешь. Но мне не нравится атмосфера фильма, его погруженность в себя, в сознание режиссера. <text:s/>Как по мне, это просто фильм ни о чем. Высказывание без высказывания.</text:span></text:p>
            <text:p text:style-name="P20"/>
            <text:p text:style-name="P20">- <text:span text:style-name="T29">Прости, я не настолько хорошо в этом разбираюсь….</text:span></text:p>
            <text:p text:style-name="P20"/>
            <text:p text:style-name="P20">- <text:span text:style-name="T30">Ой, это ничего. Все впереди. Я вот сейчас глянул Антониони...</text:span></text:p>
            <text:p text:style-name="P20"/>
            <text:p text:style-name="P20"/>
            <text:p text:style-name="P20"/>
            <text:p text:style-name="P20"/>
            <text:p text:style-name="P20"/>
            <text:p text:style-name="P20"/>
            <text:p text:style-name="P20"/>
            <text:p text:style-name="P20"/>
          </table:table-cell>
        </table:table-row>
      </table:table>
      <text:p text:style-name="P6">***</text:p>
      <table:table table:name="Таблица5" table:style-name="Таблица5">
        <table:table-column table:style-name="Таблица5.A" table:number-columns-repeated="2"/>
        <table:table-row>
          <table:table-cell table:style-name="Таблица5.A1" office:value-type="string">
            <text:p text:style-name="P32">Да, глупо было зачем сидеть было говорить я спрашивал чепуху а как <text:soft-page-break/>учеба а она говорила нормально господи а зачем такие глупые вопросы время трачу на это и стыдно и она сидит и понимает что я к черту не нужен а сидит морщится опускает голову смотрит вниз и не интересуется ничем а потом загоны загоны господи меня недавно бросили чувствовала себя паршиво знаешь мне так грустно было мой парень не смог выносить просто у меня биполярное расстройство я часто закатывала истерики однажды я в пижаме прибежала домой и сразу все картинки в голове померкли да какой ты мерзкий все таки она ведь просто хотела пообщаться а ты постоянно представляешь как будешь прижиматься к телу зачем зачем ты это делаешь вот ты говнюк двуличный зачем ты зовешь ты притворяешься культурным и все а так ты какое то гадкое животное хочешь целоваться в губы обниматься прижиматься чтобы тебя прижимали целовали и сразу бы так и написал бы в этом тиндере и зачем интересно тебе эти толстой достоевский наплюй на них ты же не достоевского хочешь ты хочешь целоваться а в описании достоевский ага конечно <text:s/>так а может аню позвать она казалась поадекватней ну ты и безнадежный идиот вроде умный парень а как дело касается любви так сходишь с ума кого то ищешь а ведь говорил тебе макс само находится а когда ищешь ничего не найдешь и правда</text:p>
            <text:p text:style-name="P32">он ее помнится встретил на новый год в книге на втором курсе интересно а может правда еще рано вот чуть чуть подождать <text:span text:style-name="T15">ждать</text:span> чуть чуть чуть чуть чуть чуть чуть чуть <text:s/><text:span text:style-name="T15">ждать ждун хатико вокзал поезд отправляется, медленно отходя от вокзала, а ждать сколько надо? Долго? Да, долго очень долго проще блин проститутку найти </text:span>проститутка! Проститутка! Проститутка! распевается мужчина, стоящий в центре зала на «Детях Розенталя», а я завороженно наблюдаю <text:span text:style-name="T15">за ним.</text:span> <text:span text:style-name="T24">Солнце светит в глаза ярко-ярко обрушивая свои лучи мне в глаза, и свет закрывает небо и весь мир и меня самого растворяет в себе и вот я уже не тут не на берегу балтийского море убаюканный шумом волн набегающих на </text:span><text:soft-page-break/><text:span text:style-name="T24">берег а где я где я стою около детского сада разрушенного еще немецкого в жилетке с ричардом сколько я его не видел? Давно не виделись, говорю, семь лет назад гуляли – словно в другой эпохе.</text:span></text:p>
          </table:table-cell>
          <table:table-cell table:style-name="Таблица5.A1" office:value-type="string">
            <text:p text:style-name="P39">Потолок</text:p>
            <text:p text:style-name="P39"><text:soft-page-break/>……………………………………………………………………………………………………………………………………………………………………………………………………………………………………………………………………………………………………………………………..</text:p>
            <text:p text:style-name="P39">На бок. Открыл глаза. Грязные обои и шевелящий усиками таракан</text:p>
            <text:p text:style-name="P39">…………………………………………………………………………………………………………………………………………………………………………….……………………………….…………………………………………………………………………………………………………………………………………………………………………………………………………………………………………………………………………………………………………………………………………………………………………………………………………………………………………………………………………………………………………………………………………………………………………………………………………………………………………………………………</text:p>
            <text:p text:style-name="P41">Грязная подушка: запах пота</text:p>
            <text:p text:style-name="P41">………………………………………………………………………………………………………………………………………………………………………………………………………………………………………………………………………………………………………………………………………………………………………………………………………………………………………………………………………………………………………………………………………………………………………………………………………………………………………………………………………………………………………………………………………………………………………………………………………………………………………………………………………………………………………………………………………………………………………………………………………………………………………………………………………………………………………………………………………………………………<text:soft-page-break/>……………………………………………………………………………………………………………………………………………………………………………………………………………………………………………………………………………………………………………………………………………………………………………………………………………………………………………………………………………………………...</text:p>
          </table:table-cell>
        </table:table-row>
      </table:table>
      <text:p text:style-name="P6">***</text:p>
      <table:table table:name="Таблица6" table:style-name="Таблица6">
        <table:table-column table:style-name="Таблица6.A" table:number-columns-repeated="2"/>
        <table:table-row>
          <table:table-cell table:style-name="Таблица6.A1" office:value-type="string">
            <text:p text:style-name="P33">Надо делать уроки.</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Что задали мне?</text:p>
            <text:p text:style-name="P33"/>
            <text:p text:style-name="P33"/>
            <text:p text:style-name="P33"/>
            <text:p text:style-name="P33">Еще один ролик, точно все.</text:p>
            <text:p text:style-name="P33"/>
            <text:p text:style-name="P33"/>
            <text:p text:style-name="P33"/>
            <text:p text:style-name="P33"/>
            <text:p text:style-name="P33"/>
            <text:p text:style-name="P33"/>
            <text:p text:style-name="P33"><text:s text:c="27"/>Ну и еще <text:soft-page-break/>один</text:p>
            <text:p text:style-name="P33"/>
            <text:p text:style-name="P33"/>
            <text:p text:style-name="P33"/>
            <text:p text:style-name="P33"/>
            <text:p text:style-name="P33"/>
            <text:p text:style-name="P33"/>
            <text:p text:style-name="P33"/>
            <text:p text:style-name="P33"/>
            <text:p text:style-name="P33"/>
            <text:p text:style-name="P33"/>
          </table:table-cell>
          <table:table-cell table:style-name="Таблица6.A1" office:value-type="string">
            <text:p text:style-name="P31"/>
            <text:p text:style-name="P40">Полная девушка с фиолетовыми волосами.</text:p>
            <text:p text:style-name="P40"/>
            <text:p text:style-name="P40">Играет японская музыка и поет тонкий девичий голосок.</text:p>
            <text:p text:style-name="P40"/>
            <text:p text:style-name="P40">Надпис<text:span text:style-name="T16">и, одна за другой на экране</text:span>:</text:p>
            <text:p text:style-name="P40">«Нет месячных три недели»</text:p>
            <text:p text:style-name="P40">«Кто-то ворует их»</text:p>
            <text:p text:style-name="P40">«Выходи, розбiйник!»</text:p>
            <text:p text:style-name="P40"/>
            <text:p text:style-name="P40">Под пение на японском языке девушка начинает бить себя по животу.</text:p>
            <text:p text:style-name="P40"/>
            <text:p text:style-name="P40">Следующий ролик.</text:p>
            <text:p text:style-name="P40"/>
            <text:p text:style-name="P40">3D-модель дагестанского борца.</text:p>
            <text:p text:style-name="P40">Котенок, лежащий на спине.</text:p>
            <text:p text:style-name="P42">Играет песня.</text:p>
            <text:p text:style-name="P40">«Дагестан наш горный край! Просто помни, просто знай! Кто ты родом и откуда никогда не забывай!</text:p>
            <text:p text:style-name="P44">3<text:span text:style-name="T15">D-модель хабиба бьет котенка.</text:span></text:p>
            <text:p text:style-name="P45">Искаженное гримасой лицо в <text:s/>черной шапке, прямо перед камерой.</text:p>
            <text:p text:style-name="P45"><text:soft-page-break/></text:p>
            <text:p text:style-name="P47">«<text:span text:style-name="T17">Ты-ка догадайся, это непросто»</text:span></text:p>
            <text:p text:style-name="P45"><text:span text:style-name="T18">Голый мужчина в одних трусах идет к стулу. За стулом – икона Николая Чудотворца.</text:span></text:p>
            <text:p text:style-name="P45"><text:span text:style-name="T18">«</text:span><text:span text:style-name="T19">Намеренно нас ли травили звёзды Сорвали вуали, злоба убеги</text:span><text:span text:style-name="T18">»</text:span></text:p>
            <text:p text:style-name="P46"><text:span text:style-name="T18">Мужчина встает на руках на стул и падает с него. Икона падает вслед за мужчиной.</text:span></text:p>
            <text:p text:style-name="P46"><text:span text:style-name="T18"/></text:p>
            <text:p text:style-name="P43"><text:span text:style-name="T20">Я хихикаю.</text:span></text:p>
          </table:table-cell>
        </table:table-row>
      </table:table>
      <text:p text:style-name="P6"/>
      <text:p text:style-name="P6">***</text:p>
      <table:table table:name="Таблица7" table:style-name="Таблица7">
        <table:table-column table:style-name="Таблица7.A" table:number-columns-repeated="2"/>
        <table:table-row>
          <table:table-cell table:style-name="Таблица7.A1" office:value-type="string">
            <text:p text:style-name="P34">Боже мне снились друзья со двора.</text:p>
            <text:p text:style-name="P34">Сколько я их не видел? Пять лет? Шесть? Был Илья. Два Ильи. У одного глупый смешок и сальная морда – розовощекий любитель комиксов. Другой с кудрями, тонкоголосый. Ричард, искренний и суматошный. И его брат Артур. Когда обижался – это лицо и сохранилось в памяти – надувался и смотрел бирюком. </text:p>
            <text:p text:style-name="P35">Кабанчик – назвала его однажды местная бабка.</text:p>
            <text:p text:style-name="P35"/>
            <text:p text:style-name="P35">Все друзья рассыпались: мы с ними дружили не в другое десятилетие. А в другую эру. Компьютеры были, но мы в них не общались. Я бегал, поднимался по узким скрипучим ступеням старого немецкого дома – А Ричард выйдет? Мне звонили в домофон – выйдешь? Звонили в телефон – го гулять. Или так тогда не говорили – <text:span text:style-name="T23">го</text:span><text:span text:style-name="T21">. Я уже не помню. </text:span></text:p>
            <text:p text:style-name="P35"><text:span text:style-name="T21">Вконтакте, телеграм – неужели этого не было? Были смс, точно: у знакомого были даже безлимитные смс. А больше не было соцсетей, асек мы не знали и даже в вк не сидели: не разрешали как-то всем из нас, а если и сидели, то чуть-</text:span><text:soft-page-break/><text:span text:style-name="T21">чуть.</text:span></text:p>
            <text:p text:style-name="P35"><text:span text:style-name="T21">Словно не в двадцать первом веке жили.</text:span></text:p>
            <text:p text:style-name="P35"><text:span text:style-name="T21">И где они? Куда их жизнь разметала?</text:span></text:p>
            <text:p text:style-name="P36">Я все несся и несся куда-то, и забыл о них, и забыл об этих годах – от девяти до тринадцати, словно не было этих четырех, тогда казалось долгих, лет. Мы играли в городок, помнится – у каждого была машина – велосипед – мы катались и у нас были профессии: один был полицейский, другой ученым, третий – еще кем-то. А кем был я? По-моему, ученым как раз. Однажды мы поехали по старым разрушенным улицам к озеру – якобы в дальние страны, на научную конференцию. А однажды нашли старые деньги – кажется, Литовские. А может и польские, не помню.</text:p>
            <text:p text:style-name="P36"/>
            <text:p text:style-name="P36">Мы еще фехтовали. На палках. Но палки высыхали и ломались – это было трагедией, когда твой верный меч разлетался в щепки, и у тебя в руках оставался лишь его маленький обломок.</text:p>
            <text:p text:style-name="P37">Но почему я это забыл? Почему это всплыло только сейчас в памяти? Словно я в какой-то момент решил выбросить из своей жизни четыре года. Словно бы эти игры ничего не значили. И эти дни – почему-то кажущиеся мне сейчас такими беззаботными, хотя тогда я так точно не считал.</text:p>
            <text:p text:style-name="P38">В какой момент я потерял память о тех днях? И почему? Я помню и воспроизвожу дни, когда я впервые влюбился, когда я начал программировать, а те дни я совсем забываю: словно и не было их, словно они мелочь и от них можно отмахнуться.</text:p>
          </table:table-cell>
          <table:table-cell table:style-name="Таблица7.B1" office:value-type="string">
            <text:p text:style-name="P1"><text:span text:style-name="T25">Н</text:span><text:span text:style-name="T6">а улице рассветает – край пепельного неба начинает светлеть.</text:span></text:p>
            <text:p text:style-name="P2"><text:span text:style-name="T22"/></text:p>
            <text:p text:style-name="P2"><text:span text:style-name="T22">Улица, уставленная домами. Она уходит вдаль, к заводам и высоткам, стеклянным параллелепипедам-торговым центрам. </text:span></text:p>
            <text:p text:style-name="P2"><text:span text:style-name="T22"/></text:p>
            <text:p text:style-name="P2"><text:span text:style-name="T22">Сквозь грязные, немытые окна, заклеенные слева желтым скотчем Москва выглядит еще печальней.</text:span></text:p>
            <text:p text:style-name="P2"><text:span text:style-name="T22"/></text:p>
            <text:p text:style-name="P2"><text:span text:style-name="T22">Правее улицы идет железная дорога – и мост над ней МЦК. Железная дорога уходит дальше, вместе с грохочущим и мчащимся по ней поездом – дальше, за кадр, за деревянную раму окна. </text:span></text:p>
            <text:p text:style-name="P2"><text:span text:style-name="T22"/></text:p>
            <text:p text:style-name="P2"><text:span text:style-name="T22">Рядом с рамой изголовье кровати соседа. На ней покрывало из цветочных узоров – красные цветы на сером фоне, медленными потоками идущие к краю кровати, рядом с которым стоит стол соседа – на нем бутылка воды, чашка и мультиварка.</text:span></text:p>
            <text:p text:style-name="P2"><text:span text:style-name="T22"/></text:p>
            <text:p text:style-name="P3"><text:span text:style-name="T22">Стоит полумрак.</text:span></text:p>
            <text:p text:style-name="P2"><text:span text:style-name="T22"/></text:p>
            <text:p text:style-name="P2"><text:span text:style-name="T22"/></text:p>
          </table:table-cell>
        </table:table-row>
      </table:table>
      <text:p text:style-name="P6"/>
      <text:p text:style-name="P6">***</text:p>
      <table:table table:name="Таблица8" table:style-name="Таблица8">
        <table:table-column table:style-name="Таблица8.A" table:number-columns-repeated="2"/>
        <table:table-row>
          <table:table-cell table:style-name="Таблица8.A1" office:value-type="string">
            <text:p text:style-name="P55">………………………………………………………………………………………………………………………………………………………………………………………………………………………………………………………………………………………………………………………………………………………………………………………………………………<text:soft-page-break/>………………………………………………………………………………………………………………………………………………………………………………………………………………………………………………………………………………………………………………………………………………………………………………………………………………………………………………………………………………………………………………………………………………………………………………………………………………………………………………………………………………………………………………………………………………………………………………………………………………………………………………………………………………………………………………………………………………………………………………………………………………………………………………………………………………………………………………………………………………………………………………………………………………………………………………………………………………………………………………………………………………………………………………………………………………………………………………………………………………………………………………………………………………………………………………………………………………..………………………………………………………………………………………………………………………………………………………………………………………………………………………………………………………………………………………………………………………………………………………………………………………………………………………………………………………………………………………………………………………………………………………………………………………………………………………………………………………………………………………………………………………………………………………………………………………………………………………………………………………………………………………………………………………………………………………………………………………………………………………………………………………………………………………………………………………………………………………………………………………………………………………………………………………………………………………………………………………………………………………………………………………………………………………………………………………………………………………………………………………………………………………………………………………………………………………………………………………………………………………………………………………………………………………………………………………………………………………………………………………………………………………………………………………………………………………………………………………………………………………………………………………………………………………………………………………………………………………………<text:soft-page-break/>………………………………………………………………………………………………………………………………………………………………………………………………………………………………………………………………………………………………………………………………………………………………………………………………………………………………………………………………………………………………………………………………………………………………………………………………………………………………………………………………………………………………………………………………………………………………………………………………………………………………………………………………………………………………………………………………………………………………………………………………………………………………………………………………………………………………………………………………………………………………………………………………………………………………………………………………………………………………………………………………………………………………………………………………………………………………………………………………………………………………………………………………………………………………………………………………………………………………………………………………………………………………………………………………………………………………………………………………………………………………………………………………………………………………</text:p>
          </table:table-cell>
          <table:table-cell table:style-name="Таблица8.B1" office:value-type="string">
            <text:p text:style-name="P48">- <text:span text:style-name="T26">Шлюха, ты моя шлюха, - произношу я. Я бью его по щекам. Удар. Удар. Удар. - На колени, тварь!</text:span></text:p>
            <text:p text:style-name="P49">Паша падает на колени. </text:p>
            <text:p text:style-name="P49"><text:soft-page-break/>Я прижимаю его ногой к земле. А затем – ударяю ремнем по ягодицам – он воет. Я бью еще раз – и вой усиливается. Главное удержаться. Иначе можно войти во вкус и начать бить все сильнее и сильнее.</text:p>
            <text:p text:style-name="P49">Так нельзя. Вместо этого я бью размеренно, в одном ритме. Раз – взмах – два – взмах – три – он напрягается, а я лишь провожу рукой по его попе.</text:p>
            <text:p text:style-name="P49">- Боишься, да?</text:p>
            <text:p text:style-name="P50">Он кивает. </text:p>
            <text:p text:style-name="P50">Еще удар ремнем.</text:p>
            <text:p text:style-name="P50">Я хватаю поводок и тяну. Паша идет на четвереньках за мной.</text:p>
            <text:p text:style-name="P50">- Голос!</text:p>
            <text:p text:style-name="P50"/>
            <text:p text:style-name="P50">- Гав!</text:p>
            <text:p text:style-name="P50"/>
            <text:p text:style-name="P50">Я бью его ремнем. Еще раз. Еще, еще, еще.</text:p>
            <text:p text:style-name="P50"/>
            <text:p text:style-name="P50">- Нормально подай голос! Настоящий пес так не лает!</text:p>
            <text:p text:style-name="P50">Он ноет, он стонет, уткнувшись в пол. Мои руки дрожат, а в груди все сладко.</text:p>
            <text:p text:style-name="P50"/>
            <text:p text:style-name="P50">Я встаю над ним. Ставлю ногу на его спину.</text:p>
            <text:p text:style-name="P50">- Итак, голос.</text:p>
            <text:p text:style-name="P50">Теперь это больше напоминает собачий лай.</text:p>
            <text:p text:style-name="P50">Я его глажу, я его целую. Целую с языком. Облизываю лицо. Ложусь и приказываю облизать мое лицо. Он меня облизывает. <text:span text:style-name="T27">И шейку оближи, да, давай.</text:span> Я треплю его – говорю, что хороший песик. Сажусь на него.</text:p>
            <text:p text:style-name="P50"/>
            <text:p text:style-name="P50">- Вези своего хозяина.</text:p>
            <text:p text:style-name="P50"><text:soft-page-break/>В клетке я велю ему стать на четвереньки. Надеваю страпон. Я вхожу в него. Держу его за плечи, он стонет. ………………………………………………………………………………………………………………………………………………………………………………………………………………………………………………………………………………………………………………………….</text:p>
            <text:p text:style-name="P50">- А теперь ты меня.</text:p>
            <text:p text:style-name="P50">Я встаю раком к прутьям клетки и вижу прутья клетки, прутья клетки, пока становится больно и приятно прутья клетки я держусь за прутья клетки я прууутья клетки хватаюсь за них прижимаюсь лбом к холодным прутьям прутьям клетки пока двигаются и………………………………………………………………………………………………………………………………………………………………………………………………………………………………………………………………………………………………………………………………………………………………………………………………………</text:p>
          </table:table-cell>
        </table:table-row>
      </table:table>
      <text:p text:style-name="P6"/>
      <text:p text:style-name="P4">Утром, в шесть часов утра, вы вместе проснулись – и, почти не говоря друг с другом, собрались и вышли из отеля на прохладный утренний воздух. Мы разошлись – <text:s/>перед этим тихо, словно не желая слышать голоса друг друга, обещали друг другу, что потом спишемся. Естественно, больше мы друг другу не писали. Я шел и чувствовал, что я наконец попробовал с парнем и это же жуть <text:s/>как странно – но одновременно почему-то не был против.</text:p>
      <table:table table:name="Таблица9" table:style-name="Таблица9">
        <table:table-column table:style-name="Таблица9.A" table:number-columns-repeated="2"/>
        <table:table-row>
          <table:table-cell table:style-name="Таблица9.A1" office:value-type="string">
            <text:p text:style-name="P51"/>
            <text:p text:style-name="P52">Щелчок – мне кто-то написал!</text:p>
            <text:p text:style-name="P52">Соня. Неужели она прочитала.</text:p>
            <text:p text:style-name="P52"/>
            <text:p text:style-name="P52"/>
            <text:p text:style-name="P52"/>
            <text:p text:style-name="P52"/>
            <text:p text:style-name="P52"/>
            <text:p text:style-name="P52"/>
            <text:p text:style-name="P52"><text:soft-page-break/></text:p>
            <text:p text:style-name="P53">Неужели это плохо?</text:p>
            <text:p text:style-name="P53"><text:s text:c="36"/>Да ладно, ты и сам знал.</text:p>
            <text:p text:style-name="P53"/>
            <text:p text:style-name="P53"><text:s text:c="48"/>Это плохо.</text:p>
            <text:p text:style-name="P53">Хотя разве некоторые куски не хороши? Ну вот ту сцену взять, под дождем, поцелуй. Ты словно отделен от остального мира. Что она имеет в виду?</text:p>
          </table:table-cell>
          <table:table-cell table:style-name="Таблица9.B1" office:value-type="string">
            <text:p text:style-name="P51"><text:span text:style-name="T32">«Я прочитала, Сереж»</text:span></text:p>
            <text:p text:style-name="P51"><text:span text:style-name="T32">«И как?»</text:span></text:p>
            <text:p text:style-name="P52">«Мне не понравилось. Как-то все не то»</text:p>
            <text:p text:style-name="P52">«Все?»</text:p>
            <text:p text:style-name="P52">«Да, понимаешь. Я прочитала все твои главы – пять штук. Но они словно...клишированный такой любовный роман. Такая тонкая лирическая любовь, которую вы испытываете»</text:p>
            <text:p text:style-name="P52">«<text:span text:style-name="T33">Слушай, Сереж. Так девушки себя не ведут. И так мальчики не говорят. Уж точно не в четырнадцать лет»</text:span></text:p>
            <text:p text:style-name="P52"><text:soft-page-break/></text:p>
            <text:p text:style-name="P53">Я долго смотрю на экран и прочитываю сообщение: мне не понравилось. Еще раз. Мне не понравилось</text:p>
            <text:p text:style-name="P53"/>
            <text:p text:style-name="P53">«Мне кажется, ты что-то приукрасил. Это не девушка, это какая-то кукла. Ты видишь что-то, что удобно видеть тебе, а не самого человека. Ты словно отделен от остального мира»</text:p>
            <text:p text:style-name="P53">«А разве не любое творчество субъективно?»</text:p>
            <text:p text:style-name="P53">«Да, но твоя субъективность идет лишь во вред»</text:p>
            <text:p text:style-name="P53"/>
            <text:p text:style-name="P54">Я смотрю в </text:p>
            <text:p text:style-name="P53"/>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Lohit Devanagari1" svg:font-family="'Lohit Devanagari'"/>
    <style:font-face style:name="Tahoma" svg:font-family="Tahoma, Helvetica, Arial, sans-serif"/>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apple-system1"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Subtitle" style:family="paragraph" style:parent-style-name="Standard" style:default-outline-level="" style:class="chapter">
      <style:text-properties fo:color="#4f81bd" style:font-name="Cambria" fo:font-family="Cambria" style:font-family-generic="roman" style:font-pitch="variable" fo:font-size="12pt" fo:letter-spacing="0.026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Заголовок_20_2_20_Знак" style:display-name="Заголовок 2 Знак"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Подзаголовок_20_Знак" style:display-name="Подзаголовок Знак" style:family="text" style:parent-style-name="Default_20_Paragraph_20_Font">
      <style:text-properties fo:color="#4f81bd" style:font-name="Cambria" fo:font-family="Cambria" style:font-family-generic="roman" style:font-pitch="variable" fo:font-size="12pt" fo:letter-spacing="0.026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b24oe"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Сергей</meta:initial-creator>
    <meta:editing-cycles>77</meta:editing-cycles>
    <meta:creation-date>2019-09-06T23:03:00</meta:creation-date>
    <dc:date>2019-10-09T00:58:24.661844519</dc:date>
    <meta:editing-duration>P2DT6H30M23S</meta:editing-duration>
    <meta:generator>LibreOffice/6.0.7.3$Linux_X86_64 LibreOffice_project/00m0$Build-3</meta:generator>
    <meta:document-statistic meta:table-count="9" meta:image-count="0" meta:object-count="0" meta:page-count="19" meta:paragraph-count="430" meta:word-count="5763" meta:character-count="40990" meta:non-whitespace-character-count="3507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